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1.787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61cm"/>
    </style:style>
    <style:style style:name="co16" style:family="table-column">
      <style:table-column-properties fo:break-before="auto" style:column-width="1.767cm"/>
    </style:style>
    <style:style style:name="co17" style:family="table-column">
      <style:table-column-properties fo:break-before="auto" style:column-width="2.983cm"/>
    </style:style>
    <style:style style:name="co18" style:family="table-column">
      <style:table-column-properties fo:break-before="auto" style:column-width="0.4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8000"/>
    </style:style>
    <style:style style:name="ce4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</style:style>
    <style:style style:name="ce16" style:family="table-cell" style:parent-style-name="Default">
      <style:table-cell-properties fo:background-color="#ffffd7" style:text-align-source="fix" style:repeat-content="false" fo:wrap-option="wrap"/>
      <style:paragraph-properties fo:text-align="start" fo:margin-left="0cm"/>
    </style:style>
    <style:style style:name="ce1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</style:style>
    <style:style style:name="ce18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  <style:text-properties fo:color="#2a6099"/>
    </style:style>
    <style:style style:name="ce19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  <style:text-properties fo:color="#ff0000"/>
    </style:style>
    <style:style style:name="ce20" style:family="table-cell" style:parent-style-name="Default">
      <style:table-cell-properties fo:background-color="#e0c2cd" style:text-align-source="fix" style:repeat-content="false" fo:wrap-option="wrap"/>
      <style:paragraph-properties fo:text-align="start" fo:margin-left="0cm"/>
      <style:text-properties fo:color="#2a6099"/>
    </style:style>
    <style:style style:name="ce21" style:family="table-cell" style:parent-style-name="Default">
      <style:table-cell-properties fo:background-color="#e0c2cd"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bf819e" style:text-align-source="fix" style:repeat-content="false" fo:wrap-option="wrap"/>
      <style:paragraph-properties fo:text-align="start" fo:margin-left="0cm"/>
      <style:text-properties fo:color="#2a6099"/>
    </style:style>
    <style:style style:name="ce23" style:family="table-cell" style:parent-style-name="Default">
      <style:table-cell-properties fo:background-color="#8e86ae" style:text-align-source="fix" style:repeat-content="false" fo:wrap-option="wrap"/>
      <style:paragraph-properties fo:text-align="start" fo:margin-left="0cm"/>
    </style:style>
    <style:style style:name="ce24" style:family="table-cell" style:parent-style-name="Default">
      <style:table-cell-properties fo:background-color="#8e86ae" style:text-align-source="fix" style:repeat-content="false" fo:wrap-option="wrap"/>
      <style:paragraph-properties fo:text-align="start" fo:margin-left="0cm"/>
      <style:text-properties fo:color="#2a6099"/>
    </style:style>
    <style:style style:name="ce25" style:family="table-cell" style:parent-style-name="Default">
      <style:table-cell-properties fo:background-color="#b7b3ca" style:text-align-source="fix" style:repeat-content="false" fo:wrap-option="wrap"/>
      <style:paragraph-properties fo:text-align="start" fo:margin-left="0cm"/>
      <style:text-properties fo:color="#2a6099"/>
    </style:style>
    <style:style style:name="ce26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</style:style>
    <style:style style:name="ce27" style:family="table-cell" style:parent-style-name="Default">
      <style:table-cell-properties fo:background-color="#bf819e" style:text-align-source="fix" style:repeat-content="false" fo:wrap-option="wrap"/>
      <style:paragraph-properties fo:text-align="start" fo:margin-left="0cm"/>
    </style:style>
    <style:style style:name="ce28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  <style:text-properties fo:color="#ff8000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color="#2a6099"/>
    </style:style>
    <style:style style:name="ce34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color="#ff0000"/>
    </style:style>
    <style:style style:name="ce35" style:family="table-cell" style:parent-style-name="Default">
      <style:table-cell-properties fo:background-color="#e0c2cd" style:text-align-source="fix" style:repeat-content="false"/>
      <style:paragraph-properties fo:text-align="start" fo:margin-left="0cm"/>
      <style:text-properties fo:color="#2a6099"/>
    </style:style>
    <style:style style:name="ce36" style:family="table-cell" style:parent-style-name="Default">
      <style:table-cell-properties fo:background-color="#e0c2cd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color="#2a6099"/>
    </style:style>
    <style:style style:name="ce38" style:family="table-cell" style:parent-style-name="Default">
      <style:table-cell-properties fo:background-color="#8e86ae"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ackground-color="#8e86ae" style:text-align-source="fix" style:repeat-content="false"/>
      <style:paragraph-properties fo:text-align="start" fo:margin-left="0cm"/>
      <style:text-properties fo:color="#2a6099"/>
    </style:style>
    <style:style style:name="ce40" style:family="table-cell" style:parent-style-name="Default">
      <style:table-cell-properties fo:background-color="#b7b3ca" style:text-align-source="fix" style:repeat-content="false"/>
      <style:paragraph-properties fo:text-align="start" fo:margin-left="0cm"/>
      <style:text-properties fo:color="#2a6099"/>
    </style:style>
    <style:style style:name="ce41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color="#ff8000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7b3ca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riables La Serv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8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1" table:default-cell-style-name="ce3"/>
        <table:table-column table:style-name="co14" table:default-cell-style-name="ce8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1002" table:default-cell-style-name="ce3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entrale de La Serve</text:p>
          </table:table-cell>
          <table:table-cell table:style-name="ce4" office:value-type="string" calcext:value-type="string">
            <text:p>Libellé</text:p>
          </table:table-cell>
          <table:table-cell table:style-name="ce7" office:value-type="string" calcext:value-type="string">
            <text:p>Ad API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Astreinte</text:p>
          </table:table-cell>
          <table:table-cell table:style-name="ce1" office:value-type="string" calcext:value-type="string">
            <text:p>Histo.</text:p>
          </table:table-cell>
          <table:table-cell table:number-columns-repeated="3" table:style-name="ce1" office:value-type="string" calcext:value-type="string">
            <text:p>N° page</text:p>
          </table:table-cell>
          <table:table-cell table:style-name="ce44" office:value-type="string" calcext:value-type="string">
            <text:p>écri.</text:p>
          </table:table-cell>
          <table:table-cell table:style-name="ce1" office:value-type="string" calcext:value-type="string">
            <text:p>Automate</text:p>
          </table:table-cell>
          <table:table-cell table:style-name="ce1" office:value-type="string" calcext:value-type="string">
            <text:p>Val.API mini</text:p>
          </table:table-cell>
          <table:table-cell table:style-name="ce1" office:value-type="string" calcext:value-type="string">
            <text:p>Val. API maxi</text:p>
          </table:table-cell>
          <table:table-cell table:style-name="ce1" office:value-type="string" calcext:value-type="string">
            <text:p>Val. fin mini</text:p>
          </table:table-cell>
          <table:table-cell table:style-name="ce1" office:value-type="string" calcext:value-type="string">
            <text:p>Val. fin maxi</text:p>
          </table:table-cell>
          <table:table-cell table:style-name="ce7" office:value-type="string" calcext:value-type="string">
            <text:p>Unités</text:p>
          </table:table-cell>
          <table:table-cell table:style-name="ce1" office:value-type="string" calcext:value-type="string">
            <text:p>Nb <text:s/>0.00</text:p>
          </table:table-cell>
          <table:table-cell table:style-name="ce1" office:value-type="string" calcext:value-type="string">
            <text:p>Lib.inactif</text:p>
          </table:table-cell>
          <table:table-cell table:style-name="ce1" office:value-type="string" calcext:value-type="string">
            <text:p>Lib.actif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1002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4"/>
          <table:table-cell table:style-name="ce2" table:formula="of:=MIN([.I$4:.I$500]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MIN([.L$4:.L$500])" office:value-type="float" office:value="0" calcext:value-type="float">
            <text:p>0</text:p>
          </table:table-cell>
          <table:table-cell table:style-name="ce2" table:formula="of:=MIN([.M$4:.M$500])" office:value-type="float" office:value="1" calcext:value-type="float">
            <text:p>1</text:p>
          </table:table-cell>
          <table:table-cell table:style-name="ce2" table:formula="of:=MIN([.N$4:.N$500])" office:value-type="float" office:value="-1000" calcext:value-type="float">
            <text:p>-1000</text:p>
          </table:table-cell>
          <table:table-cell table:style-name="ce2" table:formula="of:=MIN([.O$4:.O$500])" office:value-type="float" office:value="-500" calcext:value-type="float">
            <text:p>-500</text:p>
          </table:table-cell>
          <table:table-cell table:style-name="ce2" table:formula="of:=MIN([.P$4:.P$500])" office:value-type="float" office:value="-1000" calcext:value-type="float">
            <text:p>-1000</text:p>
          </table:table-cell>
          <table:table-cell table:style-name="ce2" table:formula="of:=MIN([.Q$4:.Q$500])" office:value-type="float" office:value="-500" calcext:value-type="float">
            <text:p>-500</text:p>
          </table:table-cell>
          <table:table-cell table:style-name="ce2"/>
          <table:table-cell table:style-name="ce2" table:formula="of:=MIN([.S$4:.S$500])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#</text:p>
          </table:table-cell>
          <table:table-cell table:style-name="ce2" table:number-columns-repeated="1002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4"/>
          <table:table-cell table:style-name="ce2" table:formula="of:=MAX([.I$4:.I$500])" office:value-type="float" office:value="6" calcext:value-type="float">
            <text:p>6</text:p>
          </table:table-cell>
          <table:table-cell table:style-name="ce2" table:number-columns-repeated="2"/>
          <table:table-cell table:style-name="ce2" table:formula="of:=MAX([.L$4:.L$500])" office:value-type="float" office:value="4" calcext:value-type="float">
            <text:p>4</text:p>
          </table:table-cell>
          <table:table-cell table:style-name="ce2" table:formula="of:=MAX([.M$4:.M$500])" office:value-type="float" office:value="1" calcext:value-type="float">
            <text:p>1</text:p>
          </table:table-cell>
          <table:table-cell table:style-name="ce2" table:formula="of:=MAX([.N$4:.N$500])" office:value-type="float" office:value="6000" calcext:value-type="float">
            <text:p>6000</text:p>
          </table:table-cell>
          <table:table-cell table:style-name="ce2" table:formula="of:=MAX([.O$4:.O$500])" office:value-type="float" office:value="32000" calcext:value-type="float">
            <text:p>32000</text:p>
          </table:table-cell>
          <table:table-cell table:style-name="ce2" table:formula="of:=MAX([.P$4:.P$500])" office:value-type="float" office:value="300" calcext:value-type="float">
            <text:p>300</text:p>
          </table:table-cell>
          <table:table-cell table:style-name="ce2" table:formula="of:=MAX([.Q$4:.Q$500])" office:value-type="float" office:value="32000" calcext:value-type="float">
            <text:p>32000</text:p>
          </table:table-cell>
          <table:table-cell table:style-name="ce2"/>
          <table:table-cell table:style-name="ce2" table:formula="of:=MAX([.S$4:.S$500])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#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éfaut mesure de niveau amont grille</text:p>
          </table:table-cell>
          <table:table-cell office:value-type="string" calcext:value-type="string">
            <text:p>%M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éfaut mesure de niveau aval centrale</text:p>
          </table:table-cell>
          <table:table-cell office:value-type="string" calcext:value-type="string">
            <text:p>%M10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éfaut niveau bas</text:p>
          </table:table-cell>
          <table:table-cell office:value-type="string" calcext:value-type="string">
            <text:p>%M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arme niveau haut</text:p>
          </table:table-cell>
          <table:table-cell office:value-type="string" calcext:value-type="string">
            <text:p>%M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1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larme niveau bas</text:p>
          </table:table-cell>
          <table:table-cell office:value-type="string" calcext:value-type="string">
            <text:p>%M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faut acquisition température centrale</text:p>
          </table:table-cell>
          <table:table-cell office:value-type="string" calcext:value-type="string">
            <text:p>%M11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éfaut acquisition température extérieur</text:p>
          </table:table-cell>
          <table:table-cell office:value-type="string" calcext:value-type="string">
            <text:p>%M11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tection de découplage</text:p>
          </table:table-cell>
          <table:table-cell office:value-type="string" calcext:value-type="string">
            <text:p>%M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1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rotection de découplage longue</text:p>
          </table:table-cell>
          <table:table-cell office:value-type="string" calcext:value-type="string">
            <text:p>%M1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1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rrêt d'urgence général</text:p>
          </table:table-cell>
          <table:table-cell office:value-type="string" calcext:value-type="string">
            <text:p>%M1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1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rotection C13-100</text:p>
          </table:table-cell>
          <table:table-cell office:value-type="string" calcext:value-type="string">
            <text:p>%M128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éfaut Com entrées sorties déportées Ilot armoire commun</text:p>
          </table:table-cell>
          <table:table-cell office:value-type="string" calcext:value-type="string">
            <text:p>%M1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13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éfaut module entrées sorties déportées Ilot armoire commun</text:p>
          </table:table-cell>
          <table:table-cell office:value-type="string" calcext:value-type="string">
            <text:p>%M1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13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terrupteur HTA général ouvert</text:p>
          </table:table-cell>
          <table:table-cell office:value-type="string" calcext:value-type="string">
            <text:p>%M139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éfaut dégrilleur</text:p>
          </table:table-cell>
          <table:table-cell office:value-type="string" calcext:value-type="string">
            <text:p>%M14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tour de marche dégrilleur</text:p>
          </table:table-cell>
          <table:table-cell office:value-type="string" calcext:value-type="string">
            <text:p>%M148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Défaut manque réactif prolongé</text:p>
          </table:table-cell>
          <table:table-cell office:value-type="string" calcext:value-type="string">
            <text:p>%M159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éfaut trop de réactif prolongé</text:p>
          </table:table-cell>
          <table:table-cell office:value-type="string" calcext:value-type="string">
            <text:p>%M16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s text:c="5"/>ETAT GROUPE: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Groupe 1 en Maintenance </text:p>
          </table:table-cell>
          <table:table-cell office:value-type="string" calcext:value-type="string">
            <text:p>%M100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upe en Manu</text:p>
          </table:table-cell>
          <table:table-cell office:value-type="string" calcext:value-type="string">
            <text:p>%M1002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6" office:value-type="string" calcext:value-type="string">
            <text:p>Groupe en Auto</text:p>
          </table:table-cell>
          <table:table-cell table:style-name="ce31" office:value-type="string" calcext:value-type="string">
            <text:p>%M1003</text:p>
          </table:table-cell>
          <table:table-cell table:style-name="ce31" office:value-type="float" office:value="147" calcext:value-type="float">
            <text:p>1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ommutateur groupe sur arrêt</text:p>
          </table:table-cell>
          <table:table-cell office:value-type="string" calcext:value-type="string">
            <text:p>%M1004</text:p>
          </table:table-cell>
          <table:table-cell office:value-type="float" office:value="148" calcext:value-type="float">
            <text:p>1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6" office:value-type="string" calcext:value-type="string">
            <text:p>Commutateur groupe sur marche</text:p>
          </table:table-cell>
          <table:table-cell table:style-name="ce31" office:value-type="string" calcext:value-type="string">
            <text:p>%M1005</text:p>
          </table:table-cell>
          <table:table-cell table:style-name="ce31" office:value-type="float" office:value="149" calcext:value-type="float">
            <text:p>1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7" office:value-type="string" calcext:value-type="string">
            <text:p>Groupe en Auto groupe 1</text:p>
          </table:table-cell>
          <table:table-cell table:style-name="ce32" office:value-type="string" calcext:value-type="string">
            <text:p>%M1003</text:p>
          </table:table-cell>
          <table:table-cell table:style-name="ce32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Commutateur groupe sur marche groupe 1</text:p>
          </table:table-cell>
          <table:table-cell table:style-name="ce32" office:value-type="string" calcext:value-type="string">
            <text:p>%M1005</text:p>
          </table:table-cell>
          <table:table-cell table:style-name="ce32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etour contacteur de couplage groupe</text:p>
          </table:table-cell>
          <table:table-cell table:style-name="ce31" office:value-type="string" calcext:value-type="string">
            <text:p>%M1006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17" office:value-type="string" calcext:value-type="string">
            <text:p>Retour contacteur de couplage groupe 1</text:p>
          </table:table-cell>
          <table:table-cell table:style-name="ce32" office:value-type="string" calcext:value-type="string">
            <text:p>%M1006</text:p>
          </table:table-cell>
          <table:table-cell table:style-name="ce32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6" office:value-type="string" calcext:value-type="string">
            <text:p>Détecteur pales fermées</text:p>
          </table:table-cell>
          <table:table-cell table:style-name="ce31" office:value-type="string" calcext:value-type="string">
            <text:p>%M1009</text:p>
          </table:table-cell>
          <table:table-cell table:style-name="ce31" office:value-type="float" office:value="153" calcext:value-type="float">
            <text:p>15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6" office:value-type="string" calcext:value-type="string">
            <text:p>Détecteur pales ouvertes</text:p>
          </table:table-cell>
          <table:table-cell table:style-name="ce31" office:value-type="string" calcext:value-type="string">
            <text:p>%M1010</text:p>
          </table:table-cell>
          <table:table-cell table:style-name="ce31" office:value-type="float" office:value="154" calcext:value-type="float">
            <text:p>1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17" office:value-type="string" calcext:value-type="string">
            <text:p>Détecteur pales fermées g1</text:p>
          </table:table-cell>
          <table:table-cell table:style-name="ce32" office:value-type="string" calcext:value-type="string">
            <text:p>%M1009</text:p>
          </table:table-cell>
          <table:table-cell table:style-name="ce32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7" office:value-type="string" calcext:value-type="string">
            <text:p>Détecteur pales ouvertes g1</text:p>
          </table:table-cell>
          <table:table-cell table:style-name="ce32" office:value-type="string" calcext:value-type="string">
            <text:p>%M1010</text:p>
          </table:table-cell>
          <table:table-cell table:style-name="ce32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Défaut com entrées sorties déportées Ilots armoire groupe</text:p>
          </table:table-cell>
          <table:table-cell office:value-type="string" calcext:value-type="string">
            <text:p>%M10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f13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éfaut module entrées sorties déportées Ilots armoire groupe</text:p>
          </table:table-cell>
          <table:table-cell office:value-type="string" calcext:value-type="string">
            <text:p>%M10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13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rrêt d'urgence</text:p>
          </table:table-cell>
          <table:table-cell office:value-type="string" calcext:value-type="string">
            <text:p>%M10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ef101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émarrage trop long</text:p>
          </table:table-cell>
          <table:table-cell office:value-type="string" calcext:value-type="string">
            <text:p>%M10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101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Arrêt trop long</text:p>
          </table:table-cell>
          <table:table-cell office:value-type="string" calcext:value-type="string">
            <text:p>%M101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10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Défaut survitesse</text:p>
          </table:table-cell>
          <table:table-cell office:value-type="string" calcext:value-type="string">
            <text:p>%M102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f10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éfaut survitesse mécanique</text:p>
          </table:table-cell>
          <table:table-cell office:value-type="string" calcext:value-type="string">
            <text:p>%M102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f102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Survitesse prolongée</text:p>
          </table:table-cell>
          <table:table-cell office:value-type="string" calcext:value-type="string">
            <text:p>%M10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102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axi Intensité Disjoncteur</text:p>
          </table:table-cell>
          <table:table-cell office:value-type="string" calcext:value-type="string">
            <text:p>%M10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102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ouplages intempestifs alternateur</text:p>
          </table:table-cell>
          <table:table-cell office:value-type="string" calcext:value-type="string">
            <text:p>%M10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f102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Couplage sauté </text:p>
          </table:table-cell>
          <table:table-cell office:value-type="string" calcext:value-type="string">
            <text:p>%M102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f102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on découplage contacteur alternateur</text:p>
          </table:table-cell>
          <table:table-cell office:value-type="string" calcext:value-type="string">
            <text:p>%M102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f102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ini de puissance alternateur</text:p>
          </table:table-cell>
          <table:table-cell office:value-type="string" calcext:value-type="string">
            <text:p>%M102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102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sjoncteur alternateur ouvert</text:p>
          </table:table-cell>
          <table:table-cell office:value-type="string" calcext:value-type="string">
            <text:p>%M103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103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1031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Défaut électrique moteur ppe ghy pales</text:p>
          </table:table-cell>
          <table:table-cell office:value-type="string" calcext:value-type="string">
            <text:p>%M103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f103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Niveau bas huile ghy</text:p>
          </table:table-cell>
          <table:table-cell office:value-type="string" calcext:value-type="string">
            <text:p>%M103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ef103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Surchauffe huile ghy</text:p>
          </table:table-cell>
          <table:table-cell office:value-type="string" calcext:value-type="string">
            <text:p>%M103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f103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ini pression sécurité ghy</text:p>
          </table:table-cell>
          <table:table-cell office:value-type="string" calcext:value-type="string">
            <text:p>%M10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f103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ression établie accumulateur ghy</text:p>
          </table:table-cell>
          <table:table-cell office:value-type="string" calcext:value-type="string">
            <text:p>%M1037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Gonflage trop long accumulateur ghy</text:p>
          </table:table-cell>
          <table:table-cell office:value-type="string" calcext:value-type="string">
            <text:p>%M103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103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éfaut acquisition pression accumulateur GHY</text:p>
          </table:table-cell>
          <table:table-cell office:value-type="string" calcext:value-type="string">
            <text:p>%M10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f10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larme circulation huile pivoterie</text:p>
          </table:table-cell>
          <table:table-cell office:value-type="string" calcext:value-type="string">
            <text:p>%M10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f10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Défaut sens de rotation turbine</text:p>
          </table:table-cell>
          <table:table-cell office:value-type="string" calcext:value-type="string">
            <text:p>%M104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f10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iveau bas huile pivoterie</text:p>
          </table:table-cell>
          <table:table-cell office:value-type="string" calcext:value-type="string">
            <text:p>%M104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f104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Frein desseré</text:p>
          </table:table-cell>
          <table:table-cell office:value-type="string" calcext:value-type="string">
            <text:p>%M1047</text:p>
          </table:table-cell>
          <table:table-cell office:value-type="float" office:value="191" calcext:value-type="float">
            <text:p>19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éfaut frein</text:p>
          </table:table-cell>
          <table:table-cell office:value-type="string" calcext:value-type="string">
            <text:p>%M10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f104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Défaut mesure de vitesse</text:p>
          </table:table-cell>
          <table:table-cell office:value-type="string" calcext:value-type="string">
            <text:p>%M104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f104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Défaut acquisition mesure de puissance</text:p>
          </table:table-cell>
          <table:table-cell office:value-type="string" calcext:value-type="string">
            <text:p>%M105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f105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éfaut recopie position pales</text:p>
          </table:table-cell>
          <table:table-cell office:value-type="string" calcext:value-type="string">
            <text:p>%M105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105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éfaut com entrées sorties déportées Ilots coffret groupe</text:p>
          </table:table-cell>
          <table:table-cell office:value-type="string" calcext:value-type="string">
            <text:p>%M105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f105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Défaut module entrées sorties déportées Ilots coffret groupe</text:p>
          </table:table-cell>
          <table:table-cell office:value-type="string" calcext:value-type="string">
            <text:p>%M105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f105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Disjoncteur pont d'excitation ouvert</text:p>
          </table:table-cell>
          <table:table-cell office:value-type="string" calcext:value-type="string">
            <text:p>%M105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f105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ini courant d'excitation</text:p>
          </table:table-cell>
          <table:table-cell office:value-type="string" calcext:value-type="string">
            <text:p>%M10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105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axi courant d'excitation</text:p>
          </table:table-cell>
          <table:table-cell office:value-type="string" calcext:value-type="string">
            <text:p>%M105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f105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tour de marche contacteur d'excitation</text:p>
          </table:table-cell>
          <table:table-cell office:value-type="string" calcext:value-type="string">
            <text:p>%M1058</text:p>
          </table:table-cell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tour tension trop long</text:p>
          </table:table-cell>
          <table:table-cell office:value-type="string" calcext:value-type="string">
            <text:p>%M10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f105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Fusion fusible pont d'excitation</text:p>
          </table:table-cell>
          <table:table-cell office:value-type="string" calcext:value-type="string">
            <text:p>%M106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ef106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urchauffe pont d'excitation</text:p>
          </table:table-cell>
          <table:table-cell office:value-type="string" calcext:value-type="string">
            <text:p>%M106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f106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Maxi tension stator</text:p>
          </table:table-cell>
          <table:table-cell office:value-type="string" calcext:value-type="string">
            <text:p>%M106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f106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Défaut isolement rotor</text:p>
          </table:table-cell>
          <table:table-cell office:value-type="string" calcext:value-type="string">
            <text:p>%M1063</text:p>
          </table:table-cell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urchauffe transformateur d'excitation</text:p>
          </table:table-cell>
          <table:table-cell office:value-type="string" calcext:value-type="string">
            <text:p>%M106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f106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Défaut électrique moteur ppe à graisse</text:p>
          </table:table-cell>
          <table:table-cell office:value-type="string" calcext:value-type="string">
            <text:p>%M106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f106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Niveau bas bac à graisse</text:p>
          </table:table-cell>
          <table:table-cell office:value-type="string" calcext:value-type="string">
            <text:p>%M106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tour de marche moteur ppe à graisse</text:p>
          </table:table-cell>
          <table:table-cell office:value-type="string" calcext:value-type="string">
            <text:p>%M1073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Défaut acquisition mesure bac à graisse</text:p>
          </table:table-cell>
          <table:table-cell office:value-type="string" calcext:value-type="string">
            <text:p>%M1080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Défaut acquisition température huile pivot alternateur</text:p>
          </table:table-cell>
          <table:table-cell office:value-type="string" calcext:value-type="string">
            <text:p>%M1081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Défaut acquisition température palier inférieur alternateur</text:p>
          </table:table-cell>
          <table:table-cell office:value-type="string" calcext:value-type="string">
            <text:p>%M1082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éfaut acquisition température palier superieur turbine</text:p>
          </table:table-cell>
          <table:table-cell office:value-type="string" calcext:value-type="string">
            <text:p>%M1083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Défaut acquisition température palier superieur alternateur</text:p>
          </table:table-cell>
          <table:table-cell office:value-type="string" calcext:value-type="string">
            <text:p>%M1084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Défaut acquisition pression d'huile accumulateur GHY</text:p>
          </table:table-cell>
          <table:table-cell office:value-type="string" calcext:value-type="string">
            <text:p>%M109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f109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Défaut acquisition courant d'excitation</text:p>
          </table:table-cell>
          <table:table-cell office:value-type="string" calcext:value-type="string">
            <text:p>%M109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f109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éfaut acquisition tension d'excitation</text:p>
          </table:table-cell>
          <table:table-cell office:value-type="string" calcext:value-type="string">
            <text:p>%M109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f109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éfaut acquisition tension réseau</text:p>
          </table:table-cell>
          <table:table-cell office:value-type="string" calcext:value-type="string">
            <text:p>%M109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f109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Niveau bas bac à graisse prolongé</text:p>
          </table:table-cell>
          <table:table-cell office:value-type="string" calcext:value-type="string">
            <text:p>%M1095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mplissage bac à graisse</text:p>
          </table:table-cell>
          <table:table-cell office:value-type="string" calcext:value-type="string">
            <text:p>%M1096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larme température huile pivot alternateur</text:p>
          </table:table-cell>
          <table:table-cell office:value-type="string" calcext:value-type="string">
            <text:p>%M109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ef109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Alarme température palier inférieur alternateur</text:p>
          </table:table-cell>
          <table:table-cell office:value-type="string" calcext:value-type="string">
            <text:p>%M109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f109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Alarme température palier superieur turbine</text:p>
          </table:table-cell>
          <table:table-cell office:value-type="string" calcext:value-type="string">
            <text:p>%M109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def109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Alarme température palier superieur alternateur</text:p>
          </table:table-cell>
          <table:table-cell office:value-type="string" calcext:value-type="string">
            <text:p>%M11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f110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Défaut Surchauffe température huile pivot alternateur</text:p>
          </table:table-cell>
          <table:table-cell office:value-type="string" calcext:value-type="string">
            <text:p>%M111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ef111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éfaut Surchauffe température palier inférieur alternateur</text:p>
          </table:table-cell>
          <table:table-cell office:value-type="string" calcext:value-type="string">
            <text:p>%M111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ef111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Défaut Surchauffe température palier superieur turbine</text:p>
          </table:table-cell>
          <table:table-cell office:value-type="string" calcext:value-type="string">
            <text:p>%M111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ef111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Défaut Surchauffe température palier superieur alternateur</text:p>
          </table:table-cell>
          <table:table-cell office:value-type="string" calcext:value-type="string">
            <text:p>%M11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f111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Défaut communication Diris groupe</text:p>
          </table:table-cell>
          <table:table-cell office:value-type="string" calcext:value-type="string">
            <text:p>%M112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ef112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Défaut contacteur d'excitation</text:p>
          </table:table-cell>
          <table:table-cell office:value-type="string" calcext:value-type="string">
            <text:p>%M112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ef112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Défaut mesure de niveau aval grille</text:p>
          </table:table-cell>
          <table:table-cell office:value-type="string" calcext:value-type="string">
            <text:p>%M1125</text:p>
          </table:table-cell>
          <table:table-cell office:value-type="float" office:value="269" calcext:value-type="float">
            <text:p>26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Alarme perte de charge grille</text:p>
          </table:table-cell>
          <table:table-cell office:value-type="string" calcext:value-type="string">
            <text:p>%M11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f112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Défaut perte de charge grille</text:p>
          </table:table-cell>
          <table:table-cell office:value-type="string" calcext:value-type="string">
            <text:p>%M112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ef112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Ordre à distance arrêt</text:p>
          </table:table-cell>
          <table:table-cell office:value-type="string" calcext:value-type="string">
            <text:p>%M1129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Demande de marche sur débit</text:p>
          </table:table-cell>
          <table:table-cell office:value-type="string" calcext:value-type="string">
            <text:p>%M1130</text:p>
          </table:table-cell>
          <table:table-cell office:value-type="float" office:value="274" calcext:value-type="float">
            <text:p>27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Demande d'arrêt sur débit</text:p>
          </table:table-cell>
          <table:table-cell office:value-type="string" calcext:value-type="string">
            <text:p>%M1131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Défaut détection de fumée turbine</text:p>
          </table:table-cell>
          <table:table-cell office:value-type="string" calcext:value-type="string">
            <text:p>%M113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f11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Disjoncteur BT ouvert</text:p>
          </table:table-cell>
          <table:table-cell office:value-type="string" calcext:value-type="string">
            <text:p>%M113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f1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Surintensité disjoncteur BT</text:p>
          </table:table-cell>
          <table:table-cell office:value-type="string" calcext:value-type="string">
            <text:p>%M113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ef1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Défaut isolement 500V</text:p>
          </table:table-cell>
          <table:table-cell office:value-type="string" calcext:value-type="string">
            <text:p>%M1135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Défaut détection de fumée armoires</text:p>
          </table:table-cell>
          <table:table-cell office:value-type="string" calcext:value-type="string">
            <text:p>%M113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ef13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usion fusible interrupteur HT/BT</text:p>
          </table:table-cell>
          <table:table-cell office:value-type="string" calcext:value-type="string">
            <text:p>%M113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f1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nterrupteur HT/BT ouvert</text:p>
          </table:table-cell>
          <table:table-cell office:value-type="string" calcext:value-type="string">
            <text:p>%M114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f14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Alarme température transformateur HT/BT</text:p>
          </table:table-cell>
          <table:table-cell office:value-type="string" calcext:value-type="string">
            <text:p>%M114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ef14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Défaut température transformateur HT/BT</text:p>
          </table:table-cell>
          <table:table-cell office:value-type="string" calcext:value-type="string">
            <text:p>%M114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ef14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Dégagement gazeux transformateur HT/BT</text:p>
          </table:table-cell>
          <table:table-cell office:value-type="string" calcext:value-type="string">
            <text:p>%M114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def1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Défaut pression transformateur HT/BT</text:p>
          </table:table-cell>
          <table:table-cell office:value-type="string" calcext:value-type="string">
            <text:p>%M114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f1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<text:s text:c="5"/>ETAT GROUPE: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Groupe en Maintenance </text:p>
          </table:table-cell>
          <table:table-cell office:value-type="string" calcext:value-type="string">
            <text:p>%M2001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Groupe en Manu</text:p>
          </table:table-cell>
          <table:table-cell office:value-type="string" calcext:value-type="string">
            <text:p>%M2002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16" office:value-type="string" calcext:value-type="string">
            <text:p>Groupe en Auto</text:p>
          </table:table-cell>
          <table:table-cell table:style-name="ce31" office:value-type="string" calcext:value-type="string">
            <text:p>%M2003</text:p>
          </table:table-cell>
          <table:table-cell table:style-name="ce31" office:value-type="float" office:value="291" calcext:value-type="float">
            <text:p>2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ommutateur groupe sur arrêt</text:p>
          </table:table-cell>
          <table:table-cell office:value-type="string" calcext:value-type="string">
            <text:p>%M2004</text:p>
          </table:table-cell>
          <table:table-cell office:value-type="float" office:value="292" calcext:value-type="float">
            <text:p>29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16" office:value-type="string" calcext:value-type="string">
            <text:p>Commutateur groupe sur marche</text:p>
          </table:table-cell>
          <table:table-cell table:style-name="ce31" office:value-type="string" calcext:value-type="string">
            <text:p>%M2005</text:p>
          </table:table-cell>
          <table:table-cell table:style-name="ce31" office:value-type="float" office:value="293" calcext:value-type="float">
            <text:p>2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17" office:value-type="string" calcext:value-type="string">
            <text:p>Groupe en Auto groupe 2</text:p>
          </table:table-cell>
          <table:table-cell table:style-name="ce32" office:value-type="string" calcext:value-type="string">
            <text:p>%M2003</text:p>
          </table:table-cell>
          <table:table-cell table:style-name="ce3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17" office:value-type="string" calcext:value-type="string">
            <text:p>Commutateur groupe sur marche groupe 2</text:p>
          </table:table-cell>
          <table:table-cell table:style-name="ce32" office:value-type="string" calcext:value-type="string">
            <text:p>%M2005</text:p>
          </table:table-cell>
          <table:table-cell table:style-name="ce3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16" office:value-type="string" calcext:value-type="string">
            <text:p>Retour contacteur de couplage groupe</text:p>
          </table:table-cell>
          <table:table-cell table:style-name="ce31" office:value-type="string" calcext:value-type="string">
            <text:p>%M2006</text:p>
          </table:table-cell>
          <table:table-cell table:style-name="ce31" office:value-type="float" office:value="294" calcext:value-type="float">
            <text:p>2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17" office:value-type="string" calcext:value-type="string">
            <text:p>Retour contacteur de couplage groupe 2</text:p>
          </table:table-cell>
          <table:table-cell table:style-name="ce32" office:value-type="string" calcext:value-type="string">
            <text:p>%M2006</text:p>
          </table:table-cell>
          <table:table-cell table:style-name="ce3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16" office:value-type="string" calcext:value-type="string">
            <text:p>Détecteur pales fermées</text:p>
          </table:table-cell>
          <table:table-cell table:style-name="ce31" office:value-type="string" calcext:value-type="string">
            <text:p>%M2009</text:p>
          </table:table-cell>
          <table:table-cell table:style-name="ce31" office:value-type="float" office:value="297" calcext:value-type="float">
            <text:p>2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16" office:value-type="string" calcext:value-type="string">
            <text:p>Détecteur pales ouvertes</text:p>
          </table:table-cell>
          <table:table-cell table:style-name="ce31" office:value-type="string" calcext:value-type="string">
            <text:p>%M2010</text:p>
          </table:table-cell>
          <table:table-cell table:style-name="ce31" office:value-type="float" office:value="298" calcext:value-type="float">
            <text:p>2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7" office:value-type="string" calcext:value-type="string">
            <text:p>Détecteur pales fermées g2</text:p>
          </table:table-cell>
          <table:table-cell table:style-name="ce32" office:value-type="string" calcext:value-type="string">
            <text:p>%M2009</text:p>
          </table:table-cell>
          <table:table-cell table:style-name="ce3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7" office:value-type="string" calcext:value-type="string">
            <text:p>Détecteur pales ouvertes g2</text:p>
          </table:table-cell>
          <table:table-cell table:style-name="ce32" office:value-type="string" calcext:value-type="string">
            <text:p>%M2010</text:p>
          </table:table-cell>
          <table:table-cell table:style-name="ce3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Arrêt d'urgence</text:p>
          </table:table-cell>
          <table:table-cell office:value-type="string" calcext:value-type="string">
            <text:p>%M201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ef101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Démarrage trop long</text:p>
          </table:table-cell>
          <table:table-cell office:value-type="string" calcext:value-type="string">
            <text:p>%M20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ef101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Arrêt trop long</text:p>
          </table:table-cell>
          <table:table-cell office:value-type="string" calcext:value-type="string">
            <text:p>%M201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f101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Défaut survitesse</text:p>
          </table:table-cell>
          <table:table-cell office:value-type="string" calcext:value-type="string">
            <text:p>%M20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ef102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Défaut survitesse mécanique</text:p>
          </table:table-cell>
          <table:table-cell office:value-type="string" calcext:value-type="string">
            <text:p>%M20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f102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urvitesse prolongée</text:p>
          </table:table-cell>
          <table:table-cell office:value-type="string" calcext:value-type="string">
            <text:p>%M202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f102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Maxi Intensité Disjoncteur</text:p>
          </table:table-cell>
          <table:table-cell office:value-type="string" calcext:value-type="string">
            <text:p>%M20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ef102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Défaut chien de garde relais de protection alternateur (SEPAM)</text:p>
          </table:table-cell>
          <table:table-cell office:value-type="string" calcext:value-type="string">
            <text:p>%M202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ef102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Surintensité alternateur (SEPAM)</text:p>
          </table:table-cell>
          <table:table-cell office:value-type="string" calcext:value-type="string">
            <text:p>%M202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f102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ouplages intempestifs alternateur</text:p>
          </table:table-cell>
          <table:table-cell office:value-type="string" calcext:value-type="string">
            <text:p>%M202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f102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ouplage sauté </text:p>
          </table:table-cell>
          <table:table-cell office:value-type="string" calcext:value-type="string">
            <text:p>%M202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f102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Non découplage contacteur alternateur</text:p>
          </table:table-cell>
          <table:table-cell office:value-type="string" calcext:value-type="string">
            <text:p>%M202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ef102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Mini de puissance alternateur</text:p>
          </table:table-cell>
          <table:table-cell office:value-type="string" calcext:value-type="string">
            <text:p>%M202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f102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Disjoncteur alternateur ouvert</text:p>
          </table:table-cell>
          <table:table-cell office:value-type="string" calcext:value-type="string">
            <text:p>%M203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def103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2031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2032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Défaut électrique moteur ppe ghy pales</text:p>
          </table:table-cell>
          <table:table-cell office:value-type="string" calcext:value-type="string">
            <text:p>%M20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ef103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Niveau bas huile ghy</text:p>
          </table:table-cell>
          <table:table-cell office:value-type="string" calcext:value-type="string">
            <text:p>%M203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ef103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Surchauffe huile ghy</text:p>
          </table:table-cell>
          <table:table-cell office:value-type="string" calcext:value-type="string">
            <text:p>%M203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ef103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Mini pression sécurité ghy</text:p>
          </table:table-cell>
          <table:table-cell office:value-type="string" calcext:value-type="string">
            <text:p>%M203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ef103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ression établie accumulateur ghy</text:p>
          </table:table-cell>
          <table:table-cell office:value-type="string" calcext:value-type="string">
            <text:p>%M2037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Gonflage trop long accumulateur ghy</text:p>
          </table:table-cell>
          <table:table-cell office:value-type="string" calcext:value-type="string">
            <text:p>%M203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ef103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Défaut acquisition pression accumulateur GHY</text:p>
          </table:table-cell>
          <table:table-cell office:value-type="string" calcext:value-type="string">
            <text:p>%M204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ef104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Alarme circulation huile pivoterie</text:p>
          </table:table-cell>
          <table:table-cell office:value-type="string" calcext:value-type="string">
            <text:p>%M204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ef104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Défaut sens de rotation turbine</text:p>
          </table:table-cell>
          <table:table-cell office:value-type="string" calcext:value-type="string">
            <text:p>%M20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ef104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iveau bas huile pivoterie</text:p>
          </table:table-cell>
          <table:table-cell office:value-type="string" calcext:value-type="string">
            <text:p>%M204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ef104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Frein desseré</text:p>
          </table:table-cell>
          <table:table-cell office:value-type="string" calcext:value-type="string">
            <text:p>%M2047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Défaut frein</text:p>
          </table:table-cell>
          <table:table-cell office:value-type="string" calcext:value-type="string">
            <text:p>%M20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f104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Défaut mesure de vitesse</text:p>
          </table:table-cell>
          <table:table-cell office:value-type="string" calcext:value-type="string">
            <text:p>%M20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ef104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Défaut acquisition mesure de puissance</text:p>
          </table:table-cell>
          <table:table-cell office:value-type="string" calcext:value-type="string">
            <text:p>%M205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ef105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Défaut recopie position pales</text:p>
          </table:table-cell>
          <table:table-cell office:value-type="string" calcext:value-type="string">
            <text:p>%M205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def105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Défaut com entrées sorties déportées Ilots coffret groupe</text:p>
          </table:table-cell>
          <table:table-cell office:value-type="string" calcext:value-type="string">
            <text:p>%M20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ef105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Défaut module entrées sorties déportées Ilots coffret groupe</text:p>
          </table:table-cell>
          <table:table-cell office:value-type="string" calcext:value-type="string">
            <text:p>%M205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ef105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Disjoncteur pont d'excitation ouvert</text:p>
          </table:table-cell>
          <table:table-cell office:value-type="string" calcext:value-type="string">
            <text:p>%M205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ef105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Mini courant d'excitation</text:p>
          </table:table-cell>
          <table:table-cell office:value-type="string" calcext:value-type="string">
            <text:p>%M205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def105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Maxi courant d'excitation</text:p>
          </table:table-cell>
          <table:table-cell office:value-type="string" calcext:value-type="string">
            <text:p>%M205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ef105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tour de marche contacteur d'excitation</text:p>
          </table:table-cell>
          <table:table-cell office:value-type="string" calcext:value-type="string">
            <text:p>%M2058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tour tension trop long</text:p>
          </table:table-cell>
          <table:table-cell office:value-type="string" calcext:value-type="string">
            <text:p>%M205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def105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Fusion fusible pont d'excitation</text:p>
          </table:table-cell>
          <table:table-cell office:value-type="string" calcext:value-type="string">
            <text:p>%M206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f106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Surchauffe pont d'excitation</text:p>
          </table:table-cell>
          <table:table-cell office:value-type="string" calcext:value-type="string">
            <text:p>%M206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ef106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Maxi tension stator (SEPAM)</text:p>
          </table:table-cell>
          <table:table-cell office:value-type="string" calcext:value-type="string">
            <text:p>%M206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ef106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Défaut isolement rotor</text:p>
          </table:table-cell>
          <table:table-cell office:value-type="string" calcext:value-type="string">
            <text:p>%M206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def106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Surchauffe transformateur d'excitation</text:p>
          </table:table-cell>
          <table:table-cell office:value-type="string" calcext:value-type="string">
            <text:p>%M20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f106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Défaut électrique moteur ppe à graisse</text:p>
          </table:table-cell>
          <table:table-cell office:value-type="string" calcext:value-type="string">
            <text:p>%M206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def106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Niveau bas bac à graisse</text:p>
          </table:table-cell>
          <table:table-cell office:value-type="string" calcext:value-type="string">
            <text:p>%M2066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tour de marche moteur ppe à graisse</text:p>
          </table:table-cell>
          <table:table-cell office:value-type="string" calcext:value-type="string">
            <text:p>%M2073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Défaut acquisition mesure bac à graisse</text:p>
          </table:table-cell>
          <table:table-cell office:value-type="string" calcext:value-type="string">
            <text:p>%M2080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Défaut acquisition température huile pivot alternateur</text:p>
          </table:table-cell>
          <table:table-cell office:value-type="string" calcext:value-type="string">
            <text:p>%M2081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Défaut acquisition température palier inférieur alternateur</text:p>
          </table:table-cell>
          <table:table-cell office:value-type="string" calcext:value-type="string">
            <text:p>%M2082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Défaut acquisition température palier superieur turbine</text:p>
          </table:table-cell>
          <table:table-cell office:value-type="string" calcext:value-type="string">
            <text:p>%M2083</text:p>
          </table:table-cell>
          <table:table-cell office:value-type="float" office:value="371" calcext:value-type="float">
            <text:p>37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Défaut acquisition température palier superieur alternateur</text:p>
          </table:table-cell>
          <table:table-cell office:value-type="string" calcext:value-type="string">
            <text:p>%M2084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Défaut acquisition courant d'excitation</text:p>
          </table:table-cell>
          <table:table-cell office:value-type="string" calcext:value-type="string">
            <text:p>%M209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def109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Défaut acquisition tension d'excitation</text:p>
          </table:table-cell>
          <table:table-cell office:value-type="string" calcext:value-type="string">
            <text:p>%M209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def109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Défaut acquisition tension réseau</text:p>
          </table:table-cell>
          <table:table-cell office:value-type="string" calcext:value-type="string">
            <text:p>%M209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ef109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Niveau bas bac à graisse prolongé</text:p>
          </table:table-cell>
          <table:table-cell office:value-type="string" calcext:value-type="string">
            <text:p>%M2095</text:p>
          </table:table-cell>
          <table:table-cell office:value-type="float" office:value="383" calcext:value-type="float">
            <text:p>38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mplissage bac à graisse</text:p>
          </table:table-cell>
          <table:table-cell office:value-type="string" calcext:value-type="string">
            <text:p>%M2096</text:p>
          </table:table-cell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larme température huile pivot alternateur</text:p>
          </table:table-cell>
          <table:table-cell office:value-type="string" calcext:value-type="string">
            <text:p>%M209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def109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Alarme température palier inférieur alternateur</text:p>
          </table:table-cell>
          <table:table-cell office:value-type="string" calcext:value-type="string">
            <text:p>%M209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ef109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Alarme température palier superieur turbine</text:p>
          </table:table-cell>
          <table:table-cell office:value-type="string" calcext:value-type="string">
            <text:p>%M20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def109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Alarme température palier superieur alternateur</text:p>
          </table:table-cell>
          <table:table-cell office:value-type="string" calcext:value-type="string">
            <text:p>%M21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ef110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Défaut Surchauffe température huile pivot alternateur</text:p>
          </table:table-cell>
          <table:table-cell office:value-type="string" calcext:value-type="string">
            <text:p>%M21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ef111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Défaut Surchauffe température palier inférieur alternateur</text:p>
          </table:table-cell>
          <table:table-cell office:value-type="string" calcext:value-type="string">
            <text:p>%M211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f111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éfaut Surchauffe température palier superieur turbine</text:p>
          </table:table-cell>
          <table:table-cell office:value-type="string" calcext:value-type="string">
            <text:p>%M21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ef111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Défaut Surchauffe température palier superieur alternateur</text:p>
          </table:table-cell>
          <table:table-cell office:value-type="string" calcext:value-type="string">
            <text:p>%M211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ef111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Défaut communication Diris groupe</text:p>
          </table:table-cell>
          <table:table-cell office:value-type="string" calcext:value-type="string">
            <text:p>%M212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ef112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Défaut contacteur d'excitation</text:p>
          </table:table-cell>
          <table:table-cell office:value-type="string" calcext:value-type="string">
            <text:p>%M212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f112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Défaut mesure de niveau aval grille</text:p>
          </table:table-cell>
          <table:table-cell office:value-type="string" calcext:value-type="string">
            <text:p>%M2125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Alarme perte de charge grille</text:p>
          </table:table-cell>
          <table:table-cell office:value-type="string" calcext:value-type="string">
            <text:p>%M212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ef112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Défaut perte de charge grille</text:p>
          </table:table-cell>
          <table:table-cell office:value-type="string" calcext:value-type="string">
            <text:p>%M212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ef112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Ordre à distance arrêt</text:p>
          </table:table-cell>
          <table:table-cell office:value-type="string" calcext:value-type="string">
            <text:p>%M2129</text:p>
          </table:table-cell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Demande de marche sur débit</text:p>
          </table:table-cell>
          <table:table-cell office:value-type="string" calcext:value-type="string">
            <text:p>%M2130</text:p>
          </table:table-cell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Demande d'arrêt sur débit</text:p>
          </table:table-cell>
          <table:table-cell office:value-type="string" calcext:value-type="string">
            <text:p>%M2131</text:p>
          </table:table-cell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Défaut détection de fumée turbine</text:p>
          </table:table-cell>
          <table:table-cell office:value-type="string" calcext:value-type="string">
            <text:p>%M213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f21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Disjoncteur BT ouvert</text:p>
          </table:table-cell>
          <table:table-cell office:value-type="string" calcext:value-type="string">
            <text:p>%M213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ef1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Surintensité disjoncteur BT</text:p>
          </table:table-cell>
          <table:table-cell office:value-type="string" calcext:value-type="string">
            <text:p>%M213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ef1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Défaut isolement 500V</text:p>
          </table:table-cell>
          <table:table-cell office:value-type="string" calcext:value-type="string">
            <text:p>%M2135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Défaut isolement auxiliaires</text:p>
          </table:table-cell>
          <table:table-cell office:value-type="string" calcext:value-type="string">
            <text:p>%M2136</text:p>
          </table:table-cell>
          <table:table-cell office:value-type="float" office:value="424" calcext:value-type="float">
            <text:p>4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éfaut alimentation 24VDC</text:p>
          </table:table-cell>
          <table:table-cell office:value-type="string" calcext:value-type="string">
            <text:p>%M2137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Défaut détection de fumée armoires</text:p>
          </table:table-cell>
          <table:table-cell office:value-type="string" calcext:value-type="string">
            <text:p>%M213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ef13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Fusion fusible interrupteur HT/BT</text:p>
          </table:table-cell>
          <table:table-cell office:value-type="string" calcext:value-type="string">
            <text:p>%M213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ef1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nterrupteur HT/BT ouvert</text:p>
          </table:table-cell>
          <table:table-cell office:value-type="string" calcext:value-type="string">
            <text:p>%M214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ef14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Alarme température transformateur HT/BT</text:p>
          </table:table-cell>
          <table:table-cell office:value-type="string" calcext:value-type="string">
            <text:p>%M214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ef14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Défaut température transformateur HT/BT</text:p>
          </table:table-cell>
          <table:table-cell office:value-type="string" calcext:value-type="string">
            <text:p>%M214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f14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Dégagement gazeux transformateur HT/BT</text:p>
          </table:table-cell>
          <table:table-cell office:value-type="string" calcext:value-type="string">
            <text:p>%M214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f1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Défaut pression transformateur HT/BT</text:p>
          </table:table-cell>
          <table:table-cell office:value-type="string" calcext:value-type="string">
            <text:p>%M214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ef1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Défaut dégrilleur 1</text:p>
          </table:table-cell>
          <table:table-cell office:value-type="string" calcext:value-type="string">
            <text:p>%M400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ef400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Défaut dégrilleur 2</text:p>
          </table:table-cell>
          <table:table-cell office:value-type="string" calcext:value-type="string">
            <text:p>%M4008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ef40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mmutateur auto dégrilleur 1</text:p>
          </table:table-cell>
          <table:table-cell office:value-type="string" calcext:value-type="string">
            <text:p>%M4009</text:p>
          </table:table-cell>
          <table:table-cell office:value-type="float" office:value="585" calcext:value-type="float">
            <text:p>58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Commutateur auto dégrilleur 2</text:p>
          </table:table-cell>
          <table:table-cell office:value-type="string" calcext:value-type="string">
            <text:p>%M4010</text:p>
          </table:table-cell>
          <table:table-cell office:value-type="float" office:value="586" calcext:value-type="float">
            <text:p>58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Marche dégrilleur 1</text:p>
          </table:table-cell>
          <table:table-cell office:value-type="string" calcext:value-type="string">
            <text:p>%M4011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Marche dégrilleur 2</text:p>
          </table:table-cell>
          <table:table-cell office:value-type="string" calcext:value-type="string">
            <text:p>%M4012</text:p>
          </table:table-cell>
          <table:table-cell office:value-type="float" office:value="588" calcext:value-type="float">
            <text:p>58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Défaut communication îlot ES prise d'eau</text:p>
          </table:table-cell>
          <table:table-cell office:value-type="string" calcext:value-type="string">
            <text:p>%M4033</text:p>
          </table:table-cell>
          <table:table-cell office:value-type="float" office:value="609" calcext:value-type="float">
            <text:p>6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Défaut électrique îlot ES prise d'eau</text:p>
          </table:table-cell>
          <table:table-cell office:value-type="string" calcext:value-type="string">
            <text:p>%M403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ef403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Défaut prolongé communication îlot ES prise d'eau</text:p>
          </table:table-cell>
          <table:table-cell office:value-type="string" calcext:value-type="string">
            <text:p>%M4035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ef40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<text:s text:c="5"/>NIVEAUX: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18" office:value-type="string" calcext:value-type="string">
            <text:p>Cote barrage</text:p>
          </table:table-cell>
          <table:table-cell table:style-name="ce33" office:value-type="string" calcext:value-type="string">
            <text:p>%MW12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18" office:value-type="string" calcext:value-type="string">
            <text:p>Mesure niveau amont grille</text:p>
          </table:table-cell>
          <table:table-cell table:style-name="ce33" office:value-type="string" calcext:value-type="string">
            <text:p>%MW12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18" office:value-type="string" calcext:value-type="string">
            <text:p>Mesure niveau amont grille brut</text:p>
          </table:table-cell>
          <table:table-cell table:style-name="ce33" office:value-type="string" calcext:value-type="string">
            <text:p>%MW1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18" office:value-type="string" calcext:value-type="string">
            <text:p>Mesure niveau canal</text:p>
          </table:table-cell>
          <table:table-cell table:style-name="ce33" office:value-type="string" calcext:value-type="string">
            <text:p>%MW12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18" office:value-type="string" calcext:value-type="string">
            <text:p>Mesure niveau aval grille G1</text:p>
          </table:table-cell>
          <table:table-cell table:style-name="ce33" office:value-type="string" calcext:value-type="string">
            <text:p>%MW12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18" office:value-type="string" calcext:value-type="string">
            <text:p>Mesure de perte de charge grille G1</text:p>
          </table:table-cell>
          <table:table-cell table:style-name="ce33" office:value-type="string" calcext:value-type="string">
            <text:p>%MW1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18" office:value-type="string" calcext:value-type="string">
            <text:p>Mesure niveau aval grille G2</text:p>
          </table:table-cell>
          <table:table-cell table:style-name="ce33" office:value-type="string" calcext:value-type="string">
            <text:p>%MW13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18" office:value-type="string" calcext:value-type="string">
            <text:p>Mesure de perte de charge grille G2</text:p>
          </table:table-cell>
          <table:table-cell table:style-name="ce33" office:value-type="string" calcext:value-type="string">
            <text:p>%MW13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18" office:value-type="string" calcext:value-type="string">
            <text:p>Mesure niveau aval centrale</text:p>
          </table:table-cell>
          <table:table-cell table:style-name="ce33" office:value-type="string" calcext:value-type="string">
            <text:p>%MW12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18" office:value-type="string" calcext:value-type="string">
            <text:p>Hauteur de chute</text:p>
          </table:table-cell>
          <table:table-cell table:style-name="ce33" office:value-type="string" calcext:value-type="string">
            <text:p>%MW12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18" office:value-type="string" calcext:value-type="string">
            <text:p><text:s text:c="5"/>DEBITS:</text:p>
          </table:table-cell>
          <table:table-cell table:style-name="ce3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8" office:value-type="string" calcext:value-type="string">
            <text:p>Débit sur le barrage</text:p>
          </table:table-cell>
          <table:table-cell table:style-name="ce33" office:value-type="string" calcext:value-type="string">
            <text:p>%MW12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18" office:value-type="string" calcext:value-type="string">
            <text:p>Débit à répartir sur les ouvrages en auto</text:p>
          </table:table-cell>
          <table:table-cell table:style-name="ce33" office:value-type="string" calcext:value-type="string">
            <text:p>%MW20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18" office:value-type="string" calcext:value-type="string">
            <text:p>Somme des débits manuels des ouvrages</text:p>
          </table:table-cell>
          <table:table-cell table:style-name="ce33" office:value-type="string" calcext:value-type="string">
            <text:p>%MW2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8" office:value-type="string" calcext:value-type="string">
            <text:p><text:s text:c="5"/>TEMPERATURES:</text:p>
          </table:table-cell>
          <table:table-cell table:style-name="ce3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18" office:value-type="string" calcext:value-type="string">
            <text:p>Température centrale</text:p>
          </table:table-cell>
          <table:table-cell table:style-name="ce33" office:value-type="string" calcext:value-type="string">
            <text:p>%MW1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18" office:value-type="string" calcext:value-type="string">
            <text:p>Température extérieure</text:p>
          </table:table-cell>
          <table:table-cell table:style-name="ce33" office:value-type="string" calcext:value-type="string">
            <text:p>%MW13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18" office:value-type="string" calcext:value-type="string">
            <text:p><text:s text:c="5"/>INFOS GROUPE:</text:p>
          </table:table-cell>
          <table:table-cell table:style-name="ce3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18" office:value-type="string" calcext:value-type="string">
            <text:p>Recopie position pales groupe 1</text:p>
          </table:table-cell>
          <table:table-cell table:style-name="ce33" office:value-type="string" calcext:value-type="string">
            <text:p>%MW1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18" office:value-type="string" calcext:value-type="string">
            <text:p>Mesure de vitesse groupe 1</text:p>
          </table:table-cell>
          <table:table-cell table:style-name="ce33" office:value-type="string" calcext:value-type="string">
            <text:p>%MW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18" office:value-type="string" calcext:value-type="string">
            <text:p>Débit turbiné groupe 1</text:p>
          </table:table-cell>
          <table:table-cell table:style-name="ce33" office:value-type="string" calcext:value-type="string">
            <text:p>%MW100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18" office:value-type="string" calcext:value-type="string">
            <text:p>Débit corrigé groupe 1</text:p>
          </table:table-cell>
          <table:table-cell table:style-name="ce33" office:value-type="string" calcext:value-type="string">
            <text:p>%MW100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19" office:value-type="string" calcext:value-type="string">
            <text:p>Temps de couplage groupe 1</text:p>
          </table:table-cell>
          <table:table-cell table:style-name="ce34" office:value-type="string" calcext:value-type="string">
            <text:p>%MD108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19" office:value-type="string" calcext:value-type="string">
            <text:p>Nombre de couplages groupe 1</text:p>
          </table:table-cell>
          <table:table-cell table:style-name="ce34" office:value-type="string" calcext:value-type="string">
            <text:p>%MD10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<text:s text:c="5"/>MESURES ELECTRIQUES: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8" office:value-type="string" calcext:value-type="string">
            <text:p>Tension groupe 1</text:p>
          </table:table-cell>
          <table:table-cell table:style-name="ce33" office:value-type="string" calcext:value-type="string">
            <text:p>%MW105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18" office:value-type="string" calcext:value-type="string">
            <text:p>Fréquence groupe 1</text:p>
          </table:table-cell>
          <table:table-cell table:style-name="ce33" office:value-type="string" calcext:value-type="string">
            <text:p>%MW105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8" office:value-type="string" calcext:value-type="string">
            <text:p>Courant groupe 1</text:p>
          </table:table-cell>
          <table:table-cell table:style-name="ce33" office:value-type="string" calcext:value-type="string">
            <text:p>%MW105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18" office:value-type="string" calcext:value-type="string">
            <text:p>Puissance active groupe 1</text:p>
          </table:table-cell>
          <table:table-cell table:style-name="ce33" office:value-type="string" calcext:value-type="string">
            <text:p>%MW1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18" office:value-type="string" calcext:value-type="string">
            <text:p>Puissance active G1</text:p>
          </table:table-cell>
          <table:table-cell table:style-name="ce33" office:value-type="string" calcext:value-type="string">
            <text:p>%MW1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18" office:value-type="string" calcext:value-type="string">
            <text:p>Puissance réactive groupe 1</text:p>
          </table:table-cell>
          <table:table-cell table:style-name="ce33" office:value-type="string" calcext:value-type="string">
            <text:p>%MW105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18" office:value-type="string" calcext:value-type="string">
            <text:p>Cos phi groupe 1</text:p>
          </table:table-cell>
          <table:table-cell table:style-name="ce33" office:value-type="string" calcext:value-type="string">
            <text:p>%MW105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8" office:value-type="string" calcext:value-type="string">
            <text:p>Tangente phi groupe 1</text:p>
          </table:table-cell>
          <table:table-cell table:style-name="ce33" office:value-type="string" calcext:value-type="string">
            <text:p>%MW106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19" office:value-type="string" calcext:value-type="string">
            <text:p>Énergie active produite groupe 1</text:p>
          </table:table-cell>
          <table:table-cell table:style-name="ce34" office:value-type="string" calcext:value-type="string">
            <text:p>%MD10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19" office:value-type="string" calcext:value-type="string">
            <text:p>Énergie réactive produite groupe 1</text:p>
          </table:table-cell>
          <table:table-cell table:style-name="ce34" office:value-type="string" calcext:value-type="string">
            <text:p>%MD10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18" office:value-type="string" calcext:value-type="string">
            <text:p>Tension réseau groupe 1</text:p>
          </table:table-cell>
          <table:table-cell table:style-name="ce33" office:value-type="string" calcext:value-type="string">
            <text:p>%MW1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18" office:value-type="string" calcext:value-type="string">
            <text:p>Tension d'excitation groupe 1</text:p>
          </table:table-cell>
          <table:table-cell table:style-name="ce33" office:value-type="string" calcext:value-type="string">
            <text:p>%MW10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18" office:value-type="string" calcext:value-type="string">
            <text:p>Intensité d'excitation groupe 1</text:p>
          </table:table-cell>
          <table:table-cell table:style-name="ce33" office:value-type="string" calcext:value-type="string">
            <text:p>%MW1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8" office:value-type="string" calcext:value-type="string">
            <text:p><text:s text:c="5"/>TEMPERATURES:</text:p>
          </table:table-cell>
          <table:table-cell table:style-name="ce3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18" office:value-type="string" calcext:value-type="string">
            <text:p>Température huile pivot alternateur groupe 1</text:p>
          </table:table-cell>
          <table:table-cell table:style-name="ce33" office:value-type="string" calcext:value-type="string">
            <text:p>%MW103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18" office:value-type="string" calcext:value-type="string">
            <text:p>Température palier inférieur alternateur groupe 1</text:p>
          </table:table-cell>
          <table:table-cell table:style-name="ce33" office:value-type="string" calcext:value-type="string">
            <text:p>%MW10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18" office:value-type="string" calcext:value-type="string">
            <text:p>Température palier supérieur turbine groupe 1</text:p>
          </table:table-cell>
          <table:table-cell table:style-name="ce33" office:value-type="string" calcext:value-type="string">
            <text:p>%MW103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18" office:value-type="string" calcext:value-type="string">
            <text:p>Température palier supérieur alternateur groupe 1</text:p>
          </table:table-cell>
          <table:table-cell table:style-name="ce33" office:value-type="string" calcext:value-type="string">
            <text:p>%MW1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18" office:value-type="string" calcext:value-type="string">
            <text:p><text:s text:c="5"/>INFOS GROUPE:</text:p>
          </table:table-cell>
          <table:table-cell table:style-name="ce33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18" office:value-type="string" calcext:value-type="string">
            <text:p>Recopie position pales groupe 2</text:p>
          </table:table-cell>
          <table:table-cell table:style-name="ce33" office:value-type="string" calcext:value-type="string">
            <text:p>%MW200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18" office:value-type="string" calcext:value-type="string">
            <text:p>Mesure de vitesse groupe 2</text:p>
          </table:table-cell>
          <table:table-cell table:style-name="ce33" office:value-type="string" calcext:value-type="string">
            <text:p>%MW200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18" office:value-type="string" calcext:value-type="string">
            <text:p>Débit turbiné groupe 2</text:p>
          </table:table-cell>
          <table:table-cell table:style-name="ce33" office:value-type="string" calcext:value-type="string">
            <text:p>%MW200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18" office:value-type="string" calcext:value-type="string">
            <text:p>Débit corrigé groupe 2</text:p>
          </table:table-cell>
          <table:table-cell table:style-name="ce33" office:value-type="string" calcext:value-type="string">
            <text:p>%MW200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19" office:value-type="string" calcext:value-type="string">
            <text:p>Temps de couplage groupe 2</text:p>
          </table:table-cell>
          <table:table-cell table:style-name="ce34" office:value-type="string" calcext:value-type="string">
            <text:p>%MD20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19" office:value-type="string" calcext:value-type="string">
            <text:p>Nombre de couplages groupe 2</text:p>
          </table:table-cell>
          <table:table-cell table:style-name="ce34" office:value-type="string" calcext:value-type="string">
            <text:p>%MD208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19" office:value-type="string" calcext:value-type="string">
            <text:p><text:s text:c="5"/>MESURES ELECTRIQUES:</text:p>
          </table:table-cell>
          <table:table-cell table:style-name="ce3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18" office:value-type="string" calcext:value-type="string">
            <text:p>Tension groupe 2</text:p>
          </table:table-cell>
          <table:table-cell table:style-name="ce33" office:value-type="string" calcext:value-type="string">
            <text:p>%MW205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8" office:value-type="string" calcext:value-type="string">
            <text:p>Fréquence groupe 2</text:p>
          </table:table-cell>
          <table:table-cell table:style-name="ce33" office:value-type="string" calcext:value-type="string">
            <text:p>%MW205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18" office:value-type="string" calcext:value-type="string">
            <text:p>Courant groupe 2</text:p>
          </table:table-cell>
          <table:table-cell table:style-name="ce33" office:value-type="string" calcext:value-type="string">
            <text:p>%MW205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18" office:value-type="string" calcext:value-type="string">
            <text:p>Puissance active groupe 2</text:p>
          </table:table-cell>
          <table:table-cell table:style-name="ce33" office:value-type="string" calcext:value-type="string">
            <text:p>%MW2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18" office:value-type="string" calcext:value-type="string">
            <text:p>Puissance active G2</text:p>
          </table:table-cell>
          <table:table-cell table:style-name="ce33" office:value-type="string" calcext:value-type="string">
            <text:p>%MW2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18" office:value-type="string" calcext:value-type="string">
            <text:p>Puissance réactive groupe 2</text:p>
          </table:table-cell>
          <table:table-cell table:style-name="ce33" office:value-type="string" calcext:value-type="string">
            <text:p>%MW205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18" office:value-type="string" calcext:value-type="string">
            <text:p>Cos phi groupe 2</text:p>
          </table:table-cell>
          <table:table-cell table:style-name="ce33" office:value-type="string" calcext:value-type="string">
            <text:p>%MW205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18" office:value-type="string" calcext:value-type="string">
            <text:p>Tangente phi groupe 2</text:p>
          </table:table-cell>
          <table:table-cell table:style-name="ce33" office:value-type="string" calcext:value-type="string">
            <text:p>%MW206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19" office:value-type="string" calcext:value-type="string">
            <text:p>Énergie active produite groupe 2</text:p>
          </table:table-cell>
          <table:table-cell table:style-name="ce34" office:value-type="string" calcext:value-type="string">
            <text:p>%MD20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19" office:value-type="string" calcext:value-type="string">
            <text:p>Énergie réactive produite groupe 2</text:p>
          </table:table-cell>
          <table:table-cell table:style-name="ce34" office:value-type="string" calcext:value-type="string">
            <text:p>%MD20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18" office:value-type="string" calcext:value-type="string">
            <text:p>Tension réseau groupe 2</text:p>
          </table:table-cell>
          <table:table-cell table:style-name="ce33" office:value-type="string" calcext:value-type="string">
            <text:p>%MW1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18" office:value-type="string" calcext:value-type="string">
            <text:p>Tension d'excitation groupe 2</text:p>
          </table:table-cell>
          <table:table-cell table:style-name="ce33" office:value-type="string" calcext:value-type="string">
            <text:p>%MW20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18" office:value-type="string" calcext:value-type="string">
            <text:p>Intensité d'excitation groupe 2</text:p>
          </table:table-cell>
          <table:table-cell table:style-name="ce33" office:value-type="string" calcext:value-type="string">
            <text:p>%MW2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18" office:value-type="string" calcext:value-type="string">
            <text:p><text:s text:c="5"/>TEMPERATURES:</text:p>
          </table:table-cell>
          <table:table-cell table:style-name="ce33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18" office:value-type="string" calcext:value-type="string">
            <text:p>Température huile pivot alternateur groupe 2</text:p>
          </table:table-cell>
          <table:table-cell table:style-name="ce33" office:value-type="string" calcext:value-type="string">
            <text:p>%MW203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18" office:value-type="string" calcext:value-type="string">
            <text:p>Température palier supérieur alternateur groupe 2</text:p>
          </table:table-cell>
          <table:table-cell table:style-name="ce33" office:value-type="string" calcext:value-type="string">
            <text:p>%MW2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18" office:value-type="string" calcext:value-type="string">
            <text:p>Température palier inférieur alternateur groupe 2</text:p>
          </table:table-cell>
          <table:table-cell table:style-name="ce33" office:value-type="string" calcext:value-type="string">
            <text:p>%MW20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18" office:value-type="string" calcext:value-type="string">
            <text:p>Température palier supérieur turbine groupe 2</text:p>
          </table:table-cell>
          <table:table-cell table:style-name="ce33" office:value-type="string" calcext:value-type="string">
            <text:p>%MW203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18" office:value-type="string" calcext:value-type="string">
            <text:p><text:s text:c="5"/>NIVEAUX:</text:p>
          </table:table-cell>
          <table:table-cell table:style-name="ce33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0" office:value-type="string" calcext:value-type="string">
            <text:p>Consigne niveau haut débordement</text:p>
          </table:table-cell>
          <table:table-cell table:style-name="ce35" office:value-type="string" calcext:value-type="string">
            <text:p>%MW11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0" office:value-type="string" calcext:value-type="string">
            <text:p>Consigne niveau haut redémarrage</text:p>
          </table:table-cell>
          <table:table-cell table:style-name="ce35" office:value-type="string" calcext:value-type="string">
            <text:p>%MW11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0" office:value-type="string" calcext:value-type="string">
            <text:p>Consigne niveau haut redémarrage 2ème groupe</text:p>
          </table:table-cell>
          <table:table-cell table:style-name="ce35" office:value-type="string" calcext:value-type="string">
            <text:p>%MW11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0" office:value-type="string" calcext:value-type="string">
            <text:p>Consigne de régulation</text:p>
          </table:table-cell>
          <table:table-cell table:style-name="ce35" office:value-type="string" calcext:value-type="string">
            <text:p>%MW11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0" office:value-type="string" calcext:value-type="string">
            <text:p>Consigne alarme niveau bas</text:p>
          </table:table-cell>
          <table:table-cell table:style-name="ce35" office:value-type="string" calcext:value-type="string">
            <text:p>%MW11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0" office:value-type="string" calcext:value-type="string">
            <text:p>Consigne niveau bas</text:p>
          </table:table-cell>
          <table:table-cell table:style-name="ce35" office:value-type="string" calcext:value-type="string">
            <text:p>%MW11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0" office:value-type="string" calcext:value-type="string">
            <text:p>Seuil perte de charge alarme groupe 1</text:p>
          </table:table-cell>
          <table:table-cell table:style-name="ce35" office:value-type="string" calcext:value-type="string">
            <text:p>%MW1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0" office:value-type="string" calcext:value-type="string">
            <text:p>Seuil perte de charge défaut groupe 1</text:p>
          </table:table-cell>
          <table:table-cell table:style-name="ce35" office:value-type="string" calcext:value-type="string">
            <text:p>%MW1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0" office:value-type="string" calcext:value-type="string">
            <text:p>Seuil perte de charge alarme groupe 2</text:p>
          </table:table-cell>
          <table:table-cell table:style-name="ce35" office:value-type="string" calcext:value-type="string">
            <text:p>%MW1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0" office:value-type="string" calcext:value-type="string">
            <text:p>Seuil perte de charge défaut groupe 2</text:p>
          </table:table-cell>
          <table:table-cell table:style-name="ce35" office:value-type="string" calcext:value-type="string">
            <text:p>%MW1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1" office:value-type="string" calcext:value-type="string">
            <text:p>Choix sonde de régulation</text:p>
          </table:table-cell>
          <table:table-cell table:style-name="ce36" office:value-type="string" calcext:value-type="string">
            <text:p>%M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V AMONT</text:p>
          </table:table-cell>
          <table:table-cell office:value-type="string" calcext:value-type="string">
            <text:p>NIV AV GRILLES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1" office:value-type="string" calcext:value-type="string">
            <text:p><text:s text:c="5"/>GROUPE 1:</text:p>
          </table:table-cell>
          <table:table-cell table:style-name="ce36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0" office:value-type="string" calcext:value-type="string">
            <text:p>Débit pour mise en marche groupe 1</text:p>
          </table:table-cell>
          <table:table-cell table:style-name="ce35" office:value-type="string" calcext:value-type="string">
            <text:p>%MW1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0" office:value-type="string" calcext:value-type="string">
            <text:p>Débit pour arrêt groupe 1</text:p>
          </table:table-cell>
          <table:table-cell table:style-name="ce35" office:value-type="string" calcext:value-type="string">
            <text:p>%MW1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2" office:value-type="string" calcext:value-type="string">
            <text:p>Limitation ouverture vannage groupe 1</text:p>
          </table:table-cell>
          <table:table-cell table:style-name="ce37" office:value-type="string" calcext:value-type="string">
            <text:p>%MW11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0" office:value-type="string" calcext:value-type="string">
            <text:p>Limitation de puissance groupe 1</text:p>
          </table:table-cell>
          <table:table-cell table:style-name="ce35" office:value-type="string" calcext:value-type="string">
            <text:p>%MW11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0" office:value-type="string" calcext:value-type="string">
            <text:p>Consigne de positionnement si Marche distant groupe 1</text:p>
          </table:table-cell>
          <table:table-cell table:style-name="ce35" office:value-type="string" calcext:value-type="string">
            <text:p>%MW11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3" office:value-type="string" calcext:value-type="string">
            <text:p>Ordre de marche distant g1</text:p>
          </table:table-cell>
          <table:table-cell table:style-name="ce38" office:value-type="string" calcext:value-type="string">
            <text:p>%M1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1" office:value-type="string" calcext:value-type="string">
            <text:p>Ordre d'arrêt distant g1</text:p>
          </table:table-cell>
          <table:table-cell table:style-name="ce36" office:value-type="string" calcext:value-type="string">
            <text:p>%M12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0" office:value-type="string" calcext:value-type="string">
            <text:p>Consigne cos phi groupe 1</text:p>
          </table:table-cell>
          <table:table-cell table:style-name="ce35" office:value-type="string" calcext:value-type="string">
            <text:p>%MW11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0" office:value-type="string" calcext:value-type="string">
            <text:p>Mot de passe maintenance g1</text:p>
          </table:table-cell>
          <table:table-cell table:style-name="ce35" office:value-type="string" calcext:value-type="string">
            <text:p>%MW11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0" office:value-type="string" calcext:value-type="string">
            <text:p><text:s text:c="5"/>GROUPE 2:</text:p>
          </table:table-cell>
          <table:table-cell table:style-name="ce35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0" office:value-type="string" calcext:value-type="string">
            <text:p>Débit pour mise en marche groupe 2</text:p>
          </table:table-cell>
          <table:table-cell table:style-name="ce35" office:value-type="string" calcext:value-type="string">
            <text:p>%MW2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0" office:value-type="string" calcext:value-type="string">
            <text:p>Débit pour arrêt groupe 2</text:p>
          </table:table-cell>
          <table:table-cell table:style-name="ce35" office:value-type="string" calcext:value-type="string">
            <text:p>%MW2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2" office:value-type="string" calcext:value-type="string">
            <text:p>Limitation ouverture vannage groupe 2</text:p>
          </table:table-cell>
          <table:table-cell table:style-name="ce37" office:value-type="string" calcext:value-type="string">
            <text:p>%MW21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0" office:value-type="string" calcext:value-type="string">
            <text:p>Limitation de puissance groupe 2</text:p>
          </table:table-cell>
          <table:table-cell table:style-name="ce35" office:value-type="string" calcext:value-type="string">
            <text:p>%MW21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0" office:value-type="string" calcext:value-type="string">
            <text:p>Consigne de positionnement si Marche distant groupe 2</text:p>
          </table:table-cell>
          <table:table-cell table:style-name="ce35" office:value-type="string" calcext:value-type="string">
            <text:p>%MW21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3" office:value-type="string" calcext:value-type="string">
            <text:p>Ordre de marche distant g2</text:p>
          </table:table-cell>
          <table:table-cell table:style-name="ce38" office:value-type="string" calcext:value-type="string">
            <text:p>%M2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1" office:value-type="string" calcext:value-type="string">
            <text:p>Ordre d'arrêt distant g2</text:p>
          </table:table-cell>
          <table:table-cell table:style-name="ce36" office:value-type="string" calcext:value-type="string">
            <text:p>%M22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0" office:value-type="string" calcext:value-type="string">
            <text:p>Consigne cos phi groupe 2</text:p>
          </table:table-cell>
          <table:table-cell table:style-name="ce35" office:value-type="string" calcext:value-type="string">
            <text:p>%MW21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0" office:value-type="string" calcext:value-type="string">
            <text:p>Mot de passe maintenance g2</text:p>
          </table:table-cell>
          <table:table-cell table:style-name="ce35" office:value-type="string" calcext:value-type="string">
            <text:p>%MW21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18" office:value-type="string" calcext:value-type="string">
            <text:p><text:s text:c="5"/>GHY ET GRAISSAGE:</text:p>
          </table:table-cell>
          <table:table-cell table:style-name="ce3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18" office:value-type="string" calcext:value-type="string">
            <text:p>Mesure pression accumulateur GHY groupe 1</text:p>
          </table:table-cell>
          <table:table-cell table:style-name="ce33" office:value-type="string" calcext:value-type="string">
            <text:p>%MW1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18" office:value-type="string" calcext:value-type="string">
            <text:p>Mesure niveau bac à graisse groupe 1</text:p>
          </table:table-cell>
          <table:table-cell table:style-name="ce33" office:value-type="string" calcext:value-type="string">
            <text:p>%MW1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19" office:value-type="string" calcext:value-type="string">
            <text:p>Temps de fonctionnement pompe ghy groupe 1</text:p>
          </table:table-cell>
          <table:table-cell table:style-name="ce34" office:value-type="string" calcext:value-type="string">
            <text:p>%MD10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19" office:value-type="string" calcext:value-type="string">
            <text:p>Temps de fonctionnement pompe a graisse groupe 1</text:p>
          </table:table-cell>
          <table:table-cell table:style-name="ce34" office:value-type="string" calcext:value-type="string">
            <text:p>%MD10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<text:s text:c="5"/>GHY ET GRAISSAGE: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8" office:value-type="string" calcext:value-type="string">
            <text:p>Mesure pression accumulateur GHY groupe 2</text:p>
          </table:table-cell>
          <table:table-cell table:style-name="ce33" office:value-type="string" calcext:value-type="string">
            <text:p>%MW2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8" office:value-type="string" calcext:value-type="string">
            <text:p>Mesure niveau bac à graisse groupe 2</text:p>
          </table:table-cell>
          <table:table-cell table:style-name="ce33" office:value-type="string" calcext:value-type="string">
            <text:p>%MW2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19" office:value-type="string" calcext:value-type="string">
            <text:p>Temps de fonctionnement pompe ghy groupe 2</text:p>
          </table:table-cell>
          <table:table-cell table:style-name="ce34" office:value-type="string" calcext:value-type="string">
            <text:p>%MD208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19" office:value-type="string" calcext:value-type="string">
            <text:p>Temps de fonctionnement pompe a graisse groupe 2</text:p>
          </table:table-cell>
          <table:table-cell table:style-name="ce34" office:value-type="string" calcext:value-type="string">
            <text:p>%MD208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19" office:value-type="string" calcext:value-type="string">
            <text:p><text:s text:c="5"/>GHY ET GRAISSAGE GROUPE 1:</text:p>
          </table:table-cell>
          <table:table-cell table:style-name="ce34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8" office:value-type="string" calcext:value-type="string">
            <text:p>Mesure niveau bac à graisse groupe 1</text:p>
          </table:table-cell>
          <table:table-cell table:style-name="ce33" office:value-type="string" calcext:value-type="string">
            <text:p>%MW10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0" office:value-type="string" calcext:value-type="string">
            <text:p>Consigne niveau bac à graisse groupe 1</text:p>
          </table:table-cell>
          <table:table-cell table:style-name="ce35" office:value-type="string" calcext:value-type="string">
            <text:p>%MW1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0" office:value-type="string" calcext:value-type="string">
            <text:p>Temps de marche pompe à graisse groupe 1</text:p>
          </table:table-cell>
          <table:table-cell table:style-name="ce35" office:value-type="string" calcext:value-type="string">
            <text:p>%MW11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0" office:value-type="string" calcext:value-type="string">
            <text:p>Temps d'arrêt pompe à graisse groupe 1</text:p>
          </table:table-cell>
          <table:table-cell table:style-name="ce35" office:value-type="string" calcext:value-type="string">
            <text:p>%MW1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1" office:value-type="string" calcext:value-type="string">
            <text:p>Remplissage bac à graisse g1</text:p>
          </table:table-cell>
          <table:table-cell table:style-name="ce36" office:value-type="string" calcext:value-type="string">
            <text:p>%M12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1" office:value-type="string" calcext:value-type="string">
            <text:p>Forçage pompe à graisse g1</text:p>
          </table:table-cell>
          <table:table-cell table:style-name="ce36" office:value-type="string" calcext:value-type="string">
            <text:p>%M12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 text:c="5"/>GHY ET GRAISSAGE GROUPE 2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18" office:value-type="string" calcext:value-type="string">
            <text:p>Mesure niveau bac à graisse groupe 2</text:p>
          </table:table-cell>
          <table:table-cell table:style-name="ce33" office:value-type="string" calcext:value-type="string">
            <text:p>%MW20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0" office:value-type="string" calcext:value-type="string">
            <text:p>Consigne niveau bac à graisse groupe 2</text:p>
          </table:table-cell>
          <table:table-cell table:style-name="ce35" office:value-type="string" calcext:value-type="string">
            <text:p>%MW2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0" office:value-type="string" calcext:value-type="string">
            <text:p>Temps de marche pompe à graisse groupe 2</text:p>
          </table:table-cell>
          <table:table-cell table:style-name="ce35" office:value-type="string" calcext:value-type="string">
            <text:p>%MW21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0" office:value-type="string" calcext:value-type="string">
            <text:p>Temps d'arrêt pompe à graisse groupe 2</text:p>
          </table:table-cell>
          <table:table-cell table:style-name="ce35" office:value-type="string" calcext:value-type="string">
            <text:p>%MW2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0" office:value-type="string" calcext:value-type="string">
            <text:p>Remplissage bac à graisse g2</text:p>
          </table:table-cell>
          <table:table-cell table:style-name="ce35" office:value-type="string" calcext:value-type="string">
            <text:p>%M22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0" office:value-type="string" calcext:value-type="string">
            <text:p>Forçage pompe à graisse g2</text:p>
          </table:table-cell>
          <table:table-cell table:style-name="ce35" office:value-type="string" calcext:value-type="string">
            <text:p>%M22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18" office:value-type="string" calcext:value-type="string">
            <text:p><text:s text:c="5"/>TEMPERATURES G1:</text:p>
          </table:table-cell>
          <table:table-cell table:style-name="ce33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0" office:value-type="string" calcext:value-type="string">
            <text:p>Seuil d'alarme température huile pivot alternateur groupe 1</text:p>
          </table:table-cell>
          <table:table-cell table:style-name="ce35" office:value-type="string" calcext:value-type="string">
            <text:p>%MW12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0" office:value-type="string" calcext:value-type="string">
            <text:p>Seuil d'alarme température palier supérieur alternateur groupe 1</text:p>
          </table:table-cell>
          <table:table-cell table:style-name="ce35" office:value-type="string" calcext:value-type="string">
            <text:p>%MW12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0" office:value-type="string" calcext:value-type="string">
            <text:p>Seuil d'alarme température palier inférieur alternateur groupe 1</text:p>
          </table:table-cell>
          <table:table-cell table:style-name="ce35" office:value-type="string" calcext:value-type="string">
            <text:p>%MW12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0" office:value-type="string" calcext:value-type="string">
            <text:p>Seuil d'alarme température palier supérieur turbine groupe 1</text:p>
          </table:table-cell>
          <table:table-cell table:style-name="ce35" office:value-type="string" calcext:value-type="string">
            <text:p>%MW12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0" office:value-type="string" calcext:value-type="string">
            <text:p><text:s text:c="5"/>TEMPERATURES G2:</text:p>
          </table:table-cell>
          <table:table-cell table:style-name="ce35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0" office:value-type="string" calcext:value-type="string">
            <text:p>Seuil d'alarme température huile pivot alternateur groupe 2</text:p>
          </table:table-cell>
          <table:table-cell table:style-name="ce35" office:value-type="string" calcext:value-type="string">
            <text:p>%MW22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0" office:value-type="string" calcext:value-type="string">
            <text:p>Seuil d'alarme température palier supérieur alternateur groupe 2</text:p>
          </table:table-cell>
          <table:table-cell table:style-name="ce35" office:value-type="string" calcext:value-type="string">
            <text:p>%MW22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0" office:value-type="string" calcext:value-type="string">
            <text:p>Seuil d'alarme température palier inférieur alternateur groupe 2</text:p>
          </table:table-cell>
          <table:table-cell table:style-name="ce35" office:value-type="string" calcext:value-type="string">
            <text:p>%MW22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0" office:value-type="string" calcext:value-type="string">
            <text:p>Seuil d'alarme température palier supérieur turbine groupe 2</text:p>
          </table:table-cell>
          <table:table-cell table:style-name="ce35" office:value-type="string" calcext:value-type="string">
            <text:p>%MW22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18" office:value-type="string" calcext:value-type="string">
            <text:p><text:s text:c="5"/>GROUPES:</text:p>
          </table:table-cell>
          <table:table-cell table:style-name="ce33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4" office:value-type="string" calcext:value-type="string">
            <text:p>Priorité groupes 1-2</text:p>
          </table:table-cell>
          <table:table-cell table:style-name="ce39" office:value-type="string" calcext:value-type="string">
            <text:p>%MW1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18" office:value-type="string" calcext:value-type="string">
            <text:p><text:s text:c="5"/>REGULATION DE NIVEAU:</text:p>
          </table:table-cell>
          <table:table-cell table:style-name="ce33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5" office:value-type="string" calcext:value-type="string">
            <text:p>Gain proportionnel</text:p>
          </table:table-cell>
          <table:table-cell table:style-name="ce40" office:value-type="string" calcext:value-type="string">
            <text:p>%MW19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5" office:value-type="string" calcext:value-type="string">
            <text:p>Intégral</text:p>
          </table:table-cell>
          <table:table-cell table:style-name="ce40" office:value-type="string" calcext:value-type="string">
            <text:p>%MW19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5" office:value-type="string" calcext:value-type="string">
            <text:p>Rampe d'incrémentation</text:p>
          </table:table-cell>
          <table:table-cell table:style-name="ce40" office:value-type="string" calcext:value-type="string">
            <text:p>%MW1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5" office:value-type="string" calcext:value-type="string">
            <text:p>Rampe de décrémentation</text:p>
          </table:table-cell>
          <table:table-cell table:style-name="ce40" office:value-type="string" calcext:value-type="string">
            <text:p>%MW1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5" office:value-type="string" calcext:value-type="string">
            <text:p>Compteur de rampe</text:p>
          </table:table-cell>
          <table:table-cell table:style-name="ce40" office:value-type="string" calcext:value-type="string">
            <text:p>%MW1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5" office:value-type="string" calcext:value-type="string">
            <text:p>Période d'exécution régulateur</text:p>
          </table:table-cell>
          <table:table-cell table:style-name="ce40" office:value-type="string" calcext:value-type="string">
            <text:p>%MW1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5" office:value-type="string" calcext:value-type="string">
            <text:p><text:s text:c="5"/>REGLAGES:</text:p>
          </table:table-cell>
          <table:table-cell table:style-name="ce40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5" office:value-type="string" calcext:value-type="string">
            <text:p>Seuil recopie fc fermeture pales groupe 1</text:p>
          </table:table-cell>
          <table:table-cell table:style-name="ce40" office:value-type="string" calcext:value-type="string">
            <text:p>%MW1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5" office:value-type="string" calcext:value-type="string">
            <text:p>Seuil recopie fc ouverture pales groupe 1</text:p>
          </table:table-cell>
          <table:table-cell table:style-name="ce40" office:value-type="string" calcext:value-type="string">
            <text:p>%MW1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5" office:value-type="string" calcext:value-type="string">
            <text:p>Seuil recopie fc fermeture pales groupe 2</text:p>
          </table:table-cell>
          <table:table-cell table:style-name="ce40" office:value-type="string" calcext:value-type="string">
            <text:p>%MW2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5" office:value-type="string" calcext:value-type="string">
            <text:p>Seuil recopie fc ouverture pales groupe 2</text:p>
          </table:table-cell>
          <table:table-cell table:style-name="ce40" office:value-type="string" calcext:value-type="string">
            <text:p>%MW2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6" office:value-type="string" calcext:value-type="string">
            <text:p>Acquittement</text:p>
          </table:table-cell>
          <table:table-cell table:style-name="ce41" office:value-type="string" calcext:value-type="string">
            <text:p>%M20</text:p>
          </table:table-cell>
          <table:table-cell table:number-columns-repeated="6"/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6" office:value-type="string" calcext:value-type="string">
            <text:p>Etat centrale</text:p>
          </table:table-cell>
          <table:table-cell table:style-name="ce41" office:value-type="string" calcext:value-type="string">
            <text:p>%M21</text:p>
          </table:table-cell>
          <table:table-cell table:number-columns-repeated="6"/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<text:s text:c="5"/>HEURE: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18" office:value-type="string" calcext:value-type="string">
            <text:p>Lecture API seconde</text:p>
          </table:table-cell>
          <table:table-cell table:style-name="ce33" office:value-type="string" calcext:value-type="string">
            <text:p>%MW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18" office:value-type="string" calcext:value-type="string">
            <text:p>Lecture API minute</text:p>
          </table:table-cell>
          <table:table-cell table:style-name="ce33" office:value-type="string" calcext:value-type="string">
            <text:p>%MW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18" office:value-type="string" calcext:value-type="string">
            <text:p>Lecture API heure</text:p>
          </table:table-cell>
          <table:table-cell table:style-name="ce33" office:value-type="string" calcext:value-type="string">
            <text:p>%MW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18" office:value-type="string" calcext:value-type="string">
            <text:p>Lecture API jour</text:p>
          </table:table-cell>
          <table:table-cell table:style-name="ce33" office:value-type="string" calcext:value-type="string">
            <text:p>%MW1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18" office:value-type="string" calcext:value-type="string">
            <text:p>Lecture API mois</text:p>
          </table:table-cell>
          <table:table-cell table:style-name="ce33" office:value-type="string" calcext:value-type="string">
            <text:p>%MW1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8" office:value-type="string" calcext:value-type="string">
            <text:p>Lecture API année</text:p>
          </table:table-cell>
          <table:table-cell table:style-name="ce33" office:value-type="string" calcext:value-type="string">
            <text:p>%MW1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18" office:value-type="string" calcext:value-type="string">
            <text:p><text:s text:c="5"/>COMMUNICATION:</text:p>
          </table:table-cell>
          <table:table-cell table:style-name="ce33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18" office:value-type="string" calcext:value-type="string">
            <text:p>Mot de status défaut îlot E/S WAGO Armoire G2</text:p>
          </table:table-cell>
          <table:table-cell table:style-name="ce33" office:value-type="string" calcext:value-type="string">
            <text:p>%MW10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18" office:value-type="string" calcext:value-type="string">
            <text:p>Mot de status n° de module-1 en défaut îlot E/S WAGO Armoire G2</text:p>
          </table:table-cell>
          <table:table-cell table:style-name="ce33" office:value-type="string" calcext:value-type="string">
            <text:p>%MW10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18" office:value-type="string" calcext:value-type="string">
            <text:p>Mot de status défaut îlot E/S WAGO Coffret G2</text:p>
          </table:table-cell>
          <table:table-cell table:style-name="ce33" office:value-type="string" calcext:value-type="string">
            <text:p>%MW10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18" office:value-type="string" calcext:value-type="string">
            <text:p>Mot de status n° de module-1 en défaut îlot E/S WAGO Coffret G2</text:p>
          </table:table-cell>
          <table:table-cell table:style-name="ce33" office:value-type="string" calcext:value-type="string">
            <text:p>%MW10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18" office:value-type="string" calcext:value-type="string">
            <text:p>Mot de status défaut îlot E/S WAGO Armoire G1</text:p>
          </table:table-cell>
          <table:table-cell table:style-name="ce33" office:value-type="string" calcext:value-type="string">
            <text:p>%MW10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18" office:value-type="string" calcext:value-type="string">
            <text:p>Mot de status n° de module-1 en défaut îlot E/S WAGO Armoire G1</text:p>
          </table:table-cell>
          <table:table-cell table:style-name="ce33" office:value-type="string" calcext:value-type="string">
            <text:p>%MW10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18" office:value-type="string" calcext:value-type="string">
            <text:p>Mot de status défaut îlot E/S WAGO Coffret G1</text:p>
          </table:table-cell>
          <table:table-cell table:style-name="ce33" office:value-type="string" calcext:value-type="string">
            <text:p>%MW10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18" office:value-type="string" calcext:value-type="string">
            <text:p>Mot de status n° de module-1 en défaut îlot E/S WAGO Coffret G1</text:p>
          </table:table-cell>
          <table:table-cell table:style-name="ce33" office:value-type="string" calcext:value-type="string">
            <text:p>%MW10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18" office:value-type="string" calcext:value-type="string">
            <text:p>Mot de status défaut îlot E/S WAGO Coffret PE</text:p>
          </table:table-cell>
          <table:table-cell table:style-name="ce33" office:value-type="string" calcext:value-type="string">
            <text:p>%MW10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18" office:value-type="string" calcext:value-type="string">
            <text:p>Mot de status n° de module-1 en défaut îlot E/S WAGO Coffret PE</text:p>
          </table:table-cell>
          <table:table-cell table:style-name="ce33" office:value-type="string" calcext:value-type="string">
            <text:p>%MW10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18" office:value-type="string" calcext:value-type="string">
            <text:p><text:s text:c="5"/>REGLAGES DEGRILLEUR GROUPE 1:</text:p>
          </table:table-cell>
          <table:table-cell table:style-name="ce33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2" office:value-type="string" calcext:value-type="string">
            <text:p>Seuil perte de charge dégrillage groupe 1</text:p>
          </table:table-cell>
          <table:table-cell table:style-name="ce37" office:value-type="string" calcext:value-type="string">
            <text:p>%MW4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2" office:value-type="string" calcext:value-type="string">
            <text:p>Interval de dégrillage groupe 1</text:p>
          </table:table-cell>
          <table:table-cell table:style-name="ce37" office:value-type="string" calcext:value-type="string">
            <text:p>%MW40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<text:s text:c="6"/>DEGRILLEUR GROUPE 1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Commutateur auto dégrilleur 1</text:p>
          </table:table-cell>
          <table:table-cell office:value-type="string" calcext:value-type="string">
            <text:p>%M40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Marche dégrilleur 1</text:p>
          </table:table-cell>
          <table:table-cell office:value-type="string" calcext:value-type="string">
            <text:p>%M401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Défaut dégrilleur 1</text:p>
          </table:table-cell>
          <table:table-cell office:value-type="string" calcext:value-type="string">
            <text:p>%M40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7" office:value-type="string" calcext:value-type="string">
            <text:p>Départ cycle dégrilleur distant groupe 1</text:p>
          </table:table-cell>
          <table:table-cell table:style-name="ce42" office:value-type="string" calcext:value-type="string">
            <text:p>%M41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7" office:value-type="string" calcext:value-type="string">
            <text:p>Dégrilleur en mode différentiel groupe 1</text:p>
          </table:table-cell>
          <table:table-cell table:style-name="ce42" office:value-type="string" calcext:value-type="string">
            <text:p>%M4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7" office:value-type="string" calcext:value-type="string">
            <text:p>Dégrilleur en mode horloge groupe 1</text:p>
          </table:table-cell>
          <table:table-cell table:style-name="ce42" office:value-type="string" calcext:value-type="string">
            <text:p>%M41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19" office:value-type="string" calcext:value-type="string">
            <text:p>Temps de fonctionnement degrilleur 1</text:p>
          </table:table-cell>
          <table:table-cell table:style-name="ce34" office:value-type="string" calcext:value-type="string">
            <text:p>%MD4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19" office:value-type="string" calcext:value-type="string">
            <text:p>Nombre de cycles degrilleur 1</text:p>
          </table:table-cell>
          <table:table-cell table:style-name="ce34" office:value-type="string" calcext:value-type="string">
            <text:p>%MD4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<text:s text:c="5"/>REGLAGES DEGRILLEUR GROUPE 2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2" office:value-type="string" calcext:value-type="string">
            <text:p>Seuil perte de charge dégrillage groupe 2</text:p>
          </table:table-cell>
          <table:table-cell table:style-name="ce37" office:value-type="string" calcext:value-type="string">
            <text:p>%MW40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2" office:value-type="string" calcext:value-type="string">
            <text:p>Interval de dégrillage groupe 2</text:p>
          </table:table-cell>
          <table:table-cell table:style-name="ce37" office:value-type="string" calcext:value-type="string">
            <text:p>%MW40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<text:s text:c="6"/>DEGRILLEUR GROUPE 2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ommutateur auto dégrilleur 2</text:p>
          </table:table-cell>
          <table:table-cell office:value-type="string" calcext:value-type="string">
            <text:p>%M40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Marche dégrilleur 2</text:p>
          </table:table-cell>
          <table:table-cell office:value-type="string" calcext:value-type="string">
            <text:p>%M401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Défaut dégrilleur 2</text:p>
          </table:table-cell>
          <table:table-cell office:value-type="string" calcext:value-type="string">
            <text:p>%M40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7" office:value-type="string" calcext:value-type="string">
            <text:p>Départ cycle dégrilleur distant groupe 2</text:p>
          </table:table-cell>
          <table:table-cell table:style-name="ce42" office:value-type="string" calcext:value-type="string">
            <text:p>%M41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7" office:value-type="string" calcext:value-type="string">
            <text:p>Dégrilleur en mode différentiel groupe 2</text:p>
          </table:table-cell>
          <table:table-cell table:style-name="ce42" office:value-type="string" calcext:value-type="string">
            <text:p>%M41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7" office:value-type="string" calcext:value-type="string">
            <text:p>Dégrilleur en mode horloge groupe 2</text:p>
          </table:table-cell>
          <table:table-cell table:style-name="ce42" office:value-type="string" calcext:value-type="string">
            <text:p>%M41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19" office:value-type="string" calcext:value-type="string">
            <text:p>Temps de fonctionnement degrilleur 2</text:p>
          </table:table-cell>
          <table:table-cell table:style-name="ce34" office:value-type="string" calcext:value-type="string">
            <text:p>%MD41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9" office:value-type="string" calcext:value-type="string">
            <text:p>Nombre de cycles degrilleur 2</text:p>
          </table:table-cell>
          <table:table-cell table:style-name="ce34" office:value-type="string" calcext:value-type="string">
            <text:p>%MD41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1" calcext:value-type="float">
            <text:p>581</text:p>
          </table:table-cell>
          <table:table-cell table:style-name="ce12"/>
          <table:table-cell table:style-name="ce28" office:value-type="string" calcext:value-type="string">
            <text:p>@PING192.168.3.1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2" calcext:value-type="float">
            <text:p>582</text:p>
          </table:table-cell>
          <table:table-cell table:style-name="ce12"/>
          <table:table-cell table:style-name="ce28" office:value-type="string" calcext:value-type="string">
            <text:p>@PING192.168.3.2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5" calcext:value-type="float">
            <text:p>585</text:p>
          </table:table-cell>
          <table:table-cell table:style-name="ce12"/>
          <table:table-cell table:style-name="ce28" office:value-type="string" calcext:value-type="string">
            <text:p>@PING192.168.3.10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6" calcext:value-type="float">
            <text:p>586</text:p>
          </table:table-cell>
          <table:table-cell table:style-name="ce12"/>
          <table:table-cell table:style-name="ce28" office:value-type="string" calcext:value-type="string">
            <text:p>@PING192.168.3.11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7" calcext:value-type="float">
            <text:p>587</text:p>
          </table:table-cell>
          <table:table-cell table:style-name="ce12"/>
          <table:table-cell table:style-name="ce28" office:value-type="string" calcext:value-type="string">
            <text:p>@PING192.168.3.12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7" calcext:value-type="float">
            <text:p>587</text:p>
          </table:table-cell>
          <table:table-cell table:style-name="ce12"/>
          <table:table-cell table:style-name="ce28" office:value-type="string" calcext:value-type="string">
            <text:p>@PING192.168.3.13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8" calcext:value-type="float">
            <text:p>588</text:p>
          </table:table-cell>
          <table:table-cell table:style-name="ce12"/>
          <table:table-cell table:style-name="ce28" office:value-type="string" calcext:value-type="string">
            <text:p>@PING192.168.3.15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9" calcext:value-type="float">
            <text:p>589</text:p>
          </table:table-cell>
          <table:table-cell table:style-name="ce12"/>
          <table:table-cell table:style-name="ce28" office:value-type="string" calcext:value-type="string">
            <text:p>@PING192.168.3.17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89" calcext:value-type="float">
            <text:p>589</text:p>
          </table:table-cell>
          <table:table-cell table:style-name="ce12"/>
          <table:table-cell table:style-name="ce28" office:value-type="string" calcext:value-type="string">
            <text:p>@PING192.168.3.18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91" calcext:value-type="float">
            <text:p>591</text:p>
          </table:table-cell>
          <table:table-cell table:style-name="ce12"/>
          <table:table-cell table:style-name="ce28" office:value-type="string" calcext:value-type="string">
            <text:p>@PING192.168.3.22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94" calcext:value-type="float">
            <text:p>594</text:p>
          </table:table-cell>
          <table:table-cell table:style-name="ce12"/>
          <table:table-cell table:style-name="ce28" office:value-type="string" calcext:value-type="string">
            <text:p>@PING192.168.3.25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float" office:value="599" calcext:value-type="float">
            <text:p>599</text:p>
          </table:table-cell>
          <table:table-cell table:style-name="ce12"/>
          <table:table-cell table:style-name="ce28" office:value-type="string" calcext:value-type="string">
            <text:p>@PING192.168.3.30</text:p>
          </table:table-cell>
          <table:table-cell table:style-name="ce43"/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3"/>
          <table:table-cell table:style-name="ce12" table:number-columns-repeated="3"/>
          <table:table-cell table:style-name="ce12" office:value-type="string" calcext:value-type="string">
            <text:p>#</text:p>
          </table:table-cell>
          <table:table-cell table:style-name="ce12"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l/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16T14:14:42.865025875</dc:date>
    <meta:editing-duration>PT2H40M41S</meta:editing-duration>
    <meta:editing-cycles>5</meta:editing-cycles>
    <meta:generator>LibreOffice/7.3.6.2$MacOSX_AARCH64 LibreOffice_project/c28ca90fd6e1a19e189fc16c05f8f8924961e12e</meta:generator>
    <meta:document-statistic meta:table-count="1" meta:cell-count="6526" meta:object-count="0"/>
  </office:meta>
</office:document-meta>
</file>